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ode_20_Last">
      <style:text-properties fo:font-style="normal" fo:font-weight="normal" style:font-style-asian="normal" style:font-weight-asian="normal" style:font-style-complex="normal" style:font-weight-complex="normal"/>
    </style:style>
    <style:style style:name="P3" style:family="paragraph" style:parent-style-name="Body_20_Text">
      <style:text-properties fo:font-style="normal" fo:font-weight="normal" style:font-style-asian="normal" style:font-weight-asian="normal" style:font-style-complex="normal" style:font-weight-complex="normal"/>
    </style:style>
    <style:style style:name="P4" style:family="paragraph" style:parent-style-name="Body_20_Text">
      <style:text-properties fo:font-style="normal" style:font-style-asian="normal" style:font-style-complex="normal"/>
    </style:style>
    <style:style style:name="P5" style:family="paragraph" style:parent-style-name="Chapter_20_Number" style:master-page-name="Standard"/>
    <style:style style:name="P6" style:family="paragraph" style:parent-style-name="Body_20_Text_20_Cont">
      <style:text-properties fo:font-weight="bold" style:font-weight-asian="bold" style:font-weight-complex="bold"/>
    </style:style>
    <style:style style:name="P7" style:family="paragraph" style:parent-style-name="Body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parent-style-name="Code_20_Inline">
      <style:text-propertie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parent-style-name="Code_20_Inline">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T10"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11" style:family="text">
      <style:text-properties fo:color="#800000" style:font-name="TheSansMonoConNormal"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style>
    <style:style style:name="T12" style:family="text">
      <style:text-properties fo:font-style="italic" fo:font-weight="normal" style:font-style-asian="italic" style:font-weight-asian="normal" style:font-style-complex="italic" style:font-weight-complex="normal"/>
    </style:style>
    <style:style style:name="T13" style:family="text" style:parent-style-name="Code_20_Inline">
      <style:text-properties fo:font-style="normal" fo:font-weight="normal" style:font-style-asian="normal" style:font-weight-asian="normal" style:font-style-complex="normal" style:font-weight-complex="normal"/>
    </style:style>
    <number:number-style style:name="N0">
      <number:number number:min-integer-digits="1"/>
    </number:number-style>
  </office:automatic-styles>
  <office:body>
    <office:text>
      <office:forms form:automatic-focus="false" form:apply-design-mode="false"/>
      <text:tracked-changes>
        <text:changed-region text:id="ct1218723040">
          <text:deletion>
            <office:change-info>
              <dc:creator>Ray Lischner</dc:creator>
              <dc:date>2006-09-22T15:53:00</dc:date>
            </office:change-info>
            <text:p text:style-name="Body_20_Text_20_First">that is the subject of </text:p>
          </text:deletion>
        </text:changed-region>
        <text:changed-region text:id="ct1218721920">
          <text:insertion>
            <office:change-info>
              <dc:creator>Ray Lischner</dc:creator>
              <dc:date>2006-09-22T15:53:00</dc:date>
            </office:change-info>
          </text:insertion>
        </text:changed-region>
        <text:changed-region text:id="ct1218720576">
          <text:insertion>
            <office:change-info>
              <dc:creator>Ray Lischner</dc:creator>
              <dc:date>2006-09-24T09:58:00</dc:date>
            </office:change-info>
          </text:insertion>
        </text:changed-region>
        <text:changed-region text:id="ct1218720688">
          <text:deletion>
            <office:change-info>
              <dc:creator>Ray Lischner</dc:creator>
              <dc:date>2006-09-24T09:58:00</dc:date>
            </office:change-info>
            <text:p text:style-name="Body_20_Text_20_First">invoke</text:p>
          </text:deletion>
        </text:changed-region>
        <text:changed-region text:id="ct1218722368">
          <text:insertion>
            <office:change-info>
              <dc:creator>Ray Lischner</dc:creator>
              <dc:date>2006-09-24T09:58:00</dc:date>
            </office:change-info>
          </text:insertion>
        </text:changed-region>
        <text:changed-region text:id="ct1218721808">
          <text:deletion>
            <office:change-info>
              <dc:creator>Ray Lischner</dc:creator>
              <dc:date>2006-09-24T09:58:00</dc:date>
            </office:change-info>
            <text:p text:style-name="Body_20_Text_20_First">calls </text:p>
          </text:deletion>
        </text:changed-region>
        <text:changed-region text:id="ct1218721696">
          <text:insertion>
            <office:change-info>
              <dc:creator>Ray Lischner</dc:creator>
              <dc:date>2006-09-24T10:07:00</dc:date>
            </office:change-info>
          </text:insertion>
        </text:changed-region>
        <text:changed-region text:id="ct1218723488">
          <text:insertion>
            <office:change-info>
              <dc:creator>Ray Lischner</dc:creator>
              <dc:date>2006-09-24T10:08:00</dc:date>
            </office:change-info>
          </text:insertion>
        </text:changed-region>
        <text:changed-region text:id="ct1242186968">
          <text:insertion>
            <office:change-info>
              <dc:creator>Ray Lischner</dc:creator>
              <dc:date>2006-09-24T10:09:00</dc:date>
            </office:change-info>
          </text:insertion>
        </text:changed-region>
        <text:changed-region text:id="ct1242186408">
          <text:insertion>
            <office:change-info>
              <dc:creator>Ray Lischner</dc:creator>
              <dc:date>2006-09-24T10:46:00</dc:date>
            </office:change-info>
          </text:insertion>
        </text:changed-region>
        <text:changed-region text:id="ct1242188424">
          <text:insertion>
            <office:change-info>
              <dc:creator>Ray Lischner</dc:creator>
              <dc:date>2006-09-24T10:47:00</dc:date>
            </office:change-info>
          </text:insertion>
        </text:changed-region>
        <text:changed-region text:id="ct1242186632">
          <text:insertion>
            <office:change-info>
              <dc:creator>Ray Lischner</dc:creator>
              <dc:date>2006-09-24T10:48:00</dc:date>
            </office:change-info>
          </text:insertion>
        </text:changed-region>
        <text:changed-region text:id="ct1242188312">
          <text:deletion>
            <office:change-info>
              <dc:creator>Ray Lischner</dc:creator>
              <dc:date>2006-09-24T10:53:00</dc:date>
            </office:change-info>
            <text:p text:style-name="Heading_20_1">. Implementing type polymorphism in C++</text:p>
            <text:p text:style-name="Code_20_First">#include &lt;iostream&gt;</text:p>
            <text:p text:style-name="Code">#include &lt;ostream&gt;</text:p>
            <text:p text:style-name="Code"/>
            <text:p text:style-name="Code">class mammal</text:p>
            <text:p text:style-name="Code">{</text:p>
            <text:p text:style-name="Code">public:</text:p>
            <text:p text:style-name="Code"><text:s text:c="2"/>virtual void speak()</text:p>
            <text:p text:style-name="Code"><text:s text:c="2"/>const</text:p>
            <text:p text:style-name="Code"><text:s text:c="2"/>{</text:p>
            <text:p text:style-name="Code"><text:s text:c="4"/>std::cout &lt;&lt; "(silence)";</text:p>
            <text:p text:style-name="Code"><text:s text:c="2"/>}</text:p>
            <text:p text:style-name="Code">};</text:p>
            <text:p text:style-name="Code"/>
            <text:p text:style-name="Code">class dog : public mammal</text:p>
            <text:p text:style-name="Code">{</text:p>
            <text:p text:style-name="Code">public:</text:p>
            <text:p text:style-name="Code"><text:s text:c="2"/>virtual void speak()</text:p>
            <text:p text:style-name="Code"><text:s text:c="2"/>const</text:p>
            <text:p text:style-name="Code"><text:s text:c="2"/>{</text:p>
            <text:p text:style-name="Code"><text:s text:c="4"/>std::cout &lt;&lt; "bark";</text:p>
            <text:p text:style-name="Code"><text:s text:c="2"/>}</text:p>
            <text:p text:style-name="Code">};</text:p>
            <text:p text:style-name="Code"/>
            <text:p text:style-name="Code">class cat: public mammal</text:p>
            <text:p text:style-name="Code">{</text:p>
            <text:p text:style-name="Code">public:</text:p>
            <text:p text:style-name="Code"><text:s text:c="2"/>virtual void speak()</text:p>
            <text:p text:style-name="Code"><text:s text:c="2"/>const</text:p>
            <text:p text:style-name="Code"><text:s text:c="2"/>{</text:p>
            <text:p text:style-name="Code"><text:s text:c="4"/>std::cout &lt;&lt; "purr";</text:p>
            <text:p text:style-name="Code"><text:s text:c="2"/>}</text:p>
            <text:p text:style-name="Code">};</text:p>
            <text:p text:style-name="Code"/>
            <text:p text:style-name="Code">void say(mammal const&amp; critter)</text:p>
            <text:p text:style-name="Code">{</text:p>
            <text:p text:style-name="Code"><text:s text:c="2"/>std::cout &lt;&lt; "The critter says, ";</text:p>
            <text:p text:style-name="Code"><text:s text:c="2"/>critter.speak();</text:p>
            <text:p text:style-name="Code"><text:s text:c="2"/>std::cout &lt;&lt; ".\n";</text:p>
            <text:p text:style-name="Code">}</text:p>
            <text:p text:style-name="Code"/>
            <text:p text:style-name="Code">int main()</text:p>
            <text:p text:style-name="Code">{</text:p>
            <text:p text:style-name="Code"><text:s text:c="2"/>dog d;</text:p>
            <text:p text:style-name="Code"><text:s text:c="2"/>cat c;</text:p>
            <text:p text:style-name="Code"/>
            <text:p text:style-name="Code"><text:s text:c="2"/>say(d);</text:p>
            <text:p text:style-name="Code"><text:s text:c="2"/>say(c);</text:p>
            <text:p text:style-name="Code_20_Last">}</text:p>
            <text:p text:style-name="Body_20_Text_20_Cont">The main bit of magic is that the member function starts with the <text:span text:style-name="Code_20_Inline">virtual</text:span> keyword. That tells the compiler that the function is polymorphic. The next bit of magic is that the <text:span text:style-name="Code_20_Inline">say</text:span> function takes its parameter by reference. The compiler handles the rest of the magic, and the program prints:<text:hidden-text text:condition="ooow:comment == 1" text:string-value="This kind of artificial polymorphism always irritates me. Animals in general do not speak, and both cats and dogs make more sounds then just bark and purr. It isn't necessary for the example just have a 'species' function that prints out the species. And while you are at it, change that base class to animal. " text:is-hidden="true">This kind of artificial polymorphism always irritates me. Animals in general do not speak, and both cats and dogs make more sounds then just bark and purr. It isn't necessary for the example just have a 'species' function that prints out the species. And while you are at it, change that base class to animal. </text:hidden-text></text:p>
            <text:p text:style-name="Results_20_First">The critter says, bark.</text:p>
            <text:p text:style-name="Results_20_Last">The critter says, purr.</text:p>
            <text:p text:style-name="Heading_20_1"/>
          </text:deletion>
        </text:changed-region>
        <text:changed-region text:id="ct1242185960">
          <text:deletion>
            <office:change-info>
              <dc:creator>Ray Lischner</dc:creator>
              <dc:date>2006-09-24T15:40:00</dc:date>
            </office:change-info>
            <text:p text:style-name="Heading_20_1">4</text:p>
          </text:deletion>
        </text:changed-region>
        <text:changed-region text:id="ct1242186296">
          <text:deletion>
            <office:change-info>
              <dc:creator>Ray Lischner</dc:creator>
              <dc:date>2006-09-24T10:53:00</dc:date>
            </office:change-info>
            <text:p text:style-name="Heading_20_1">the base class <text:span text:style-name="Code_20_Inline">mammal</text:span> has the member function <text:span text:style-name="Code_20_Inline">speak()</text:span>. In the derived class <text:span text:style-name="Code_20_Inline">dog</text:span>, the <text:span text:style-name="Code_20_Inline">spe</text:span><text:span text:style-name="Code_20_Inline"><text:span text:style-name="Code_20_Inline">ak</text:span></text:span><text:span text:style-name="Code_20_Inline">()</text:span> function prints <text:span text:style-name="Code_20_Inline">bark</text:span> and in the derived class <text:span text:style-name="Code_20_Inline">cat</text:span>, it prints <text:span text:style-name="Code_20_Inline">purr</text:span>. Listing <text:variable-get text:name="chapter" office:value-type="float" style:data-style-name="N0">36</text:variable-get>-<text:reference-ref text:reference-format="text" text:ref-name="speak_code"/> shows how to write and use these classes.</text:p>
            <text:p text:style-name="Code_20_Caption">Listing <text:variable-get text:name="chapter" office:value-type="float" style:data-style-name="N0">36</text:variable-get>-</text:p>
          </text:deletion>
        </text:changed-region>
        <text:changed-region text:id="ct1242187864">
          <text:insertion>
            <office:change-info>
              <dc:creator>Ray Lischner</dc:creator>
              <dc:date>2006-09-24T10:54:00</dc:date>
            </office:change-info>
          </text:insertion>
        </text:changed-region>
        <text:changed-region text:id="ct1242188536">
          <text:insertion>
            <office:change-info>
              <dc:creator>Ray Lischner</dc:creator>
              <dc:date>2006-09-24T10:54:00</dc:date>
            </office:change-info>
          </text:insertion>
        </text:changed-region>
        <text:changed-region text:id="ct1242187640">
          <text:insertion>
            <office:change-info>
              <dc:creator>Ray Lischner</dc:creator>
              <dc:date>2006-09-24T12:30:00</dc:date>
            </office:change-info>
          </text:insertion>
        </text:changed-region>
        <text:changed-region text:id="ct1210522584">
          <text:insertion>
            <office:change-info>
              <dc:creator>Ray Lischner</dc:creator>
              <dc:date>2006-09-24T12:31:00</dc:date>
            </office:change-info>
          </text:insertion>
        </text:changed-region>
        <text:changed-region text:id="ct1218597552">
          <text:insertion>
            <office:change-info>
              <dc:creator>Ray Lischner</dc:creator>
              <dc:date>2006-09-24T12:32:00</dc:date>
            </office:change-info>
          </text:insertion>
        </text:changed-region>
        <text:changed-region text:id="ct1218600128">
          <text:insertion>
            <office:change-info>
              <dc:creator>Ray Lischner</dc:creator>
              <dc:date>2006-09-24T12:33:00</dc:date>
            </office:change-info>
          </text:insertion>
        </text:changed-region>
        <text:changed-region text:id="ct1218600688">
          <text:insertion>
            <office:change-info>
              <dc:creator>Ray Lischner</dc:creator>
              <dc:date>2006-09-24T12:34:00</dc:date>
            </office:change-info>
          </text:insertion>
        </text:changed-region>
        <text:changed-region text:id="ct1218597664">
          <text:insertion>
            <office:change-info>
              <dc:creator>Ray Lischner</dc:creator>
              <dc:date>2006-09-24T12:36:00</dc:date>
            </office:change-info>
          </text:insertion>
        </text:changed-region>
        <text:changed-region text:id="ct1218597104">
          <text:insertion>
            <office:change-info>
              <dc:creator>Ray Lischner</dc:creator>
              <dc:date>2006-09-24T12:37:00</dc:date>
            </office:change-info>
          </text:insertion>
        </text:changed-region>
        <text:changed-region text:id="ct1218599120">
          <text:insertion>
            <office:change-info>
              <dc:creator>Ray Lischner</dc:creator>
              <dc:date>2006-09-24T12:46:00</dc:date>
            </office:change-info>
          </text:insertion>
        </text:changed-region>
        <text:changed-region text:id="ct1218599792">
          <text:deletion>
            <office:change-info>
              <dc:creator>Ray Lischner</dc:creator>
              <dc:date>2006-09-24T12:48:00</dc:date>
            </office:change-info>
            <text:p text:style-name="Body_20_Text_20_Cont">The other key element of type polymorphism is passing parameters by reference. Take a closer look to understand why.</text:p>
          </text:deletion>
        </text:changed-region>
        <text:changed-region text:id="ct1218597216">
          <text:deletion>
            <office:change-info>
              <dc:creator>Ray Lischner</dc:creator>
              <dc:date>2006-09-24T12:45:00</dc:date>
            </office:change-info>
            <text:p text:style-name="Body_20_Text_20_Cont"><text:s/></text:p>
          </text:deletion>
        </text:changed-region>
        <text:changed-region text:id="ct1218598448">
          <text:deletion>
            <office:change-info>
              <dc:creator>Ray Lischner</dc:creator>
              <dc:date>2006-09-24T12:44:00</dc:date>
            </office:change-info>
            <text:p text:style-name="Body_20_Text_20_Cont">. Defining a <text:span text:style-name="Code_20_Inline">horse</text:span> class, without using the <text:span text:style-name="Code_20_Inline">virtual</text:span> keyword</text:p>
            <text:p text:style-name="Code_20_First">class horse : public mammal</text:p>
            <text:p text:style-name="Code">{</text:p>
            <text:p text:style-name="Code">public:</text:p>
            <text:p text:style-name="Code"><text:s text:c="2"/>void speak()</text:p>
            <text:p text:style-name="Code"><text:s text:c="2"/>const</text:p>
            <text:p text:style-name="Code"><text:s text:c="2"/>{</text:p>
            <text:p text:style-name="Code"><text:s text:c="4"/>std::cout &lt;&lt; "neigh";</text:p>
            <text:p text:style-name="Code"><text:s text:c="2"/>}</text:p>
            <text:p text:style-name="Code_20_Last">};</text:p>
            <text:p text:style-name="Body_20_Text_20_Cont">With this definition of <text:span text:style-name="Code_20_Inline">horse</text:span>, the program output is:</text:p>
            <text:p text:style-name="Results_20_First">The critter says, bark.</text:p>
            <text:p text:style-name="Results">The critter says, purr.</text:p>
            <text:p text:style-name="Results_20_Last">The critter says, neigh.</text:p>
            <text:p text:style-name="Body_20_Text_20_Cont">As you can see, the <text:span text:style-name="Code_20_Inline">horse</text:span> implementation of <text:span text:style-name="Code_20_Inline">speak()</text:span> overrides the base class implementation.</text:p>
          </text:deletion>
        </text:changed-region>
        <text:changed-region text:id="ct1218599904">
          <text:deletion>
            <office:change-info>
              <dc:creator>Ray Lischner</dc:creator>
              <dc:date>2006-09-24T15:41:00</dc:date>
            </office:change-info>
            <text:p text:style-name="Body_20_Text_20_Cont">7</text:p>
          </text:deletion>
        </text:changed-region>
        <text:changed-region text:id="ct1218600240">
          <text:deletion>
            <office:change-info>
              <dc:creator>Ray Lischner</dc:creator>
              <dc:date>2006-09-24T12:44:00</dc:date>
            </office:change-info>
            <text:p text:style-name="Body_20_Text_20_Cont"/>
            <text:p text:style-name="Body_20_Text"><text:span text:style-name="T1">Add a class, </text:span><text:span text:style-name="T2">horse</text:span><text:span text:style-name="T1">, to the program in Listing </text:span><text:span text:style-name="T1"><text:variable-get text:name="chapter" office:value-type="float" style:data-style-name="N0">36</text:variable-get></text:span><text:span text:style-name="T1">-</text:span><text:span text:style-name="T1"><text:reference-ref text:reference-format="text" text:ref-name="speak_code"/></text:span><text:span text:style-name="T1">.</text:span> Do not override <text:span text:style-name="Code_20_Inline">speak()</text:span> in <text:span text:style-name="Code_20_Inline">horse</text:span>. Add a variable of type <text:span text:style-name="Code_20_Inline">horse</text:span> to <text:span text:style-name="Code_20_Inline">main()</text:span>, and an appropriate call to <text:span text:style-name="Code_20_Inline">say()</text:span>. <text:span text:style-name="T1">What is the output?</text:span></text:p>
            <text:p text:style-name="Body_20_Text_20_First">~LLL</text:p>
            <text:p text:style-name="Body_20_Text_20_First">~LLL</text:p>
            <text:p text:style-name="Body_20_Text_20_First">~LLL</text:p>
            <text:p text:style-name="Body_20_Text"><text:span text:style-name="T1">Try it.</text:span> <text:span text:style-name="T1">Were you correct?</text:span> ~SSS Now implement <text:span text:style-name="Code_20_Inline">speak()</text:span>. Do not include the <text:span text:style-name="Code_20_Inline">virtual</text:span> keyword. <text:span text:style-name="T1">What is the output?</text:span></text:p>
            <text:p text:style-name="Body_20_Text_20_First">~LLL</text:p>
            <text:p text:style-name="Body_20_Text_20_First">~LLL</text:p>
            <text:p text:style-name="Body_20_Text_20_First">~LLL</text:p>
            <text:p text:style-name="P1">Just to be clear, the <text:span text:style-name="Code_20_Inline">horse</text:span> class should look something like Listing <text:variable-get text:name="chapter" office:value-type="float" style:data-style-name="N0">36</text:variable-get>-<text:reference-ref text:reference-format="text" text:ref-name="horse_no_virtual_code"/>.</text:p>
            <text:p text:style-name="Code_20_Caption">Listing <text:variable-get text:name="chapter" office:value-type="float" style:data-style-name="N0">36</text:variable-get>-</text:p>
          </text:deletion>
        </text:changed-region>
        <text:changed-region text:id="ct1218596880">
          <text:deletion>
            <office:change-info>
              <dc:creator>Ray Lischner</dc:creator>
              <dc:date>2006-09-24T12:48:00</dc:date>
            </office:change-info>
            <text:p text:style-name="Body_20_Text_20_First"><text:span text:style-name="Code_20_Inline">say</text:span></text:p>
          </text:deletion>
        </text:changed-region>
        <text:changed-region text:id="ct1218596992">
          <text:insertion>
            <office:change-info>
              <dc:creator>Ray Lischner</dc:creator>
              <dc:date>2006-09-24T12:48:00</dc:date>
            </office:change-info>
          </text:insertion>
        </text:changed-region>
        <text:changed-region text:id="ct1220634512">
          <text:deletion>
            <office:change-info>
              <dc:creator>Ray Lischner</dc:creator>
              <dc:date>2006-09-24T12:49:00</dc:date>
            </office:change-info>
            <text:p text:style-name="Body_20_Text_20_First"><text:span text:style-name="Code_20_Inline">()</text:span></text:p>
          </text:deletion>
        </text:changed-region>
        <text:changed-region text:id="ct1220634176">
          <text:insertion>
            <office:change-info>
              <dc:creator>Ray Lischner</dc:creator>
              <dc:date>2006-09-24T12:49:00</dc:date>
            </office:change-info>
          </text:insertion>
        </text:changed-region>
        <text:changed-region text:id="ct1220635296">
          <text:deletion>
            <office:change-info>
              <dc:creator>Ray Lischner</dc:creator>
              <dc:date>2006-09-24T12:49:00</dc:date>
            </office:change-info>
            <text:p text:style-name="Body_20_Text_20_First">s</text:p>
          </text:deletion>
        </text:changed-region>
        <text:changed-region text:id="ct1220634848">
          <text:deletion>
            <office:change-info>
              <dc:creator>Ray Lischner</dc:creator>
              <dc:date>2006-09-24T12:49:00</dc:date>
            </office:change-info>
            <text:p text:style-name="Body_20_Text_20_First">its</text:p>
          </text:deletion>
        </text:changed-region>
        <text:changed-region text:id="ct1220635744">
          <text:insertion>
            <office:change-info>
              <dc:creator>Ray Lischner</dc:creator>
              <dc:date>2006-09-24T12:49:00</dc:date>
            </office:change-info>
          </text:insertion>
        </text:changed-region>
        <text:changed-region text:id="ct1220636192">
          <text:deletion>
            <office:change-info>
              <dc:creator>Ray Lischner</dc:creator>
              <dc:date>2006-09-24T12:49:00</dc:date>
            </office:change-info>
            <text:p text:style-name="Body_20_Text_20_First"><text:span text:style-name="Code_20_Inline">mammal</text:span></text:p>
          </text:deletion>
        </text:changed-region>
        <text:changed-region text:id="ct1220635072">
          <text:insertion>
            <office:change-info>
              <dc:creator>Ray Lischner</dc:creator>
              <dc:date>2006-09-24T12:49:00</dc:date>
            </office:change-info>
          </text:insertion>
        </text:changed-region>
        <text:changed-region text:id="ct1220633952">
          <text:deletion>
            <office:change-info>
              <dc:creator>Ray Lischner</dc:creator>
              <dc:date>2006-09-24T12:49:00</dc:date>
            </office:change-info>
            <text:p text:style-name="Body_20_Text_20_First"><text:span text:style-name="T1">it</text:span></text:p>
          </text:deletion>
        </text:changed-region>
        <text:changed-region text:id="ct1220633616">
          <text:insertion>
            <office:change-info>
              <dc:creator>Ray Lischner</dc:creator>
              <dc:date>2006-09-24T12:49:00</dc:date>
            </office:change-info>
          </text:insertion>
        </text:changed-region>
        <text:changed-region text:id="ct1220632608">
          <text:deletion>
            <office:change-info>
              <dc:creator>Ray Lischner</dc:creator>
              <dc:date>2006-09-24T12:49:00</dc:date>
            </office:change-info>
            <text:p text:style-name="Body_20_Text"><text:span text:style-name="Code_20_Inline">critter</text:span></text:p>
          </text:deletion>
        </text:changed-region>
        <text:changed-region text:id="ct1220636080">
          <text:insertion>
            <office:change-info>
              <dc:creator>Ray Lischner</dc:creator>
              <dc:date>2006-09-24T12:49:00</dc:date>
            </office:change-info>
          </text:insertion>
        </text:changed-region>
        <text:changed-region text:id="ct1220634064">
          <text:insertion>
            <office:change-info>
              <dc:creator>Ray Lischner</dc:creator>
              <dc:date>2006-09-24T12:50:00</dc:date>
            </office:change-info>
          </text:insertion>
        </text:changed-region>
        <text:changed-region text:id="ct1220636304">
          <text:insertion>
            <office:change-info>
              <dc:creator>Ray Lischner</dc:creator>
              <dc:date>2006-09-24T12:50:00</dc:date>
            </office:change-info>
          </text:insertion>
        </text:changed-region>
        <text:changed-region text:id="ct1220636416">
          <text:deletion>
            <office:change-info>
              <dc:creator>Ray Lischner</dc:creator>
              <dc:date>2006-09-24T12:50:00</dc:date>
            </office:change-info>
            <text:p text:style-name="Code_20_Last">void say(mammal const critter)</text:p>
            <text:p text:style-name="Code">{</text:p>
            <text:p text:style-name="Code"><text:s text:c="2"/>std::cout &lt;&lt; "The critter says, ";</text:p>
            <text:p text:style-name="Code"><text:s text:c="2"/>critter.speak();</text:p>
            <text:p text:style-name="Code"><text:s text:c="2"/>std::cout &lt;&lt; ".\n";</text:p>
            <text:p text:style-name="Code_20_Last"/>
          </text:deletion>
        </text:changed-region>
        <text:changed-region text:id="ct1220635632">
          <text:insertion>
            <office:change-info>
              <dc:creator>Ray Lischner</dc:creator>
              <dc:date>2006-09-24T12:50:00</dc:date>
            </office:change-info>
          </text:insertion>
        </text:changed-region>
        <text:changed-region text:id="ct1220633056">
          <text:insertion>
            <office:change-info>
              <dc:creator>Ray Lischner</dc:creator>
              <dc:date>2006-09-24T12:50:00</dc:date>
            </office:change-info>
          </text:insertion>
        </text:changed-region>
        <text:changed-region text:id="ct1220632720">
          <text:insertion>
            <office:change-info>
              <dc:creator>Ray Lischner</dc:creator>
              <dc:date>2006-09-24T12:51:00</dc:date>
            </office:change-info>
          </text:insertion>
        </text:changed-region>
        <text:changed-region text:id="ct1241952968">
          <text:insertion>
            <office:change-info>
              <dc:creator>Ray Lischner</dc:creator>
              <dc:date>2006-09-24T12:51:00</dc:date>
            </office:change-info>
          </text:insertion>
        </text:changed-region>
        <text:changed-region text:id="ct1241952632">
          <text:deletion>
            <office:change-info>
              <dc:creator>Ray Lischner</dc:creator>
              <dc:date>2006-09-24T12:51:00</dc:date>
            </office:change-info>
            <text:p text:style-name="Body_20_Text"><text:span text:style-name="T3">horse</text:span></text:p>
          </text:deletion>
        </text:changed-region>
        <text:changed-region text:id="ct1241955992">
          <text:insertion>
            <office:change-info>
              <dc:creator>Ray Lischner</dc:creator>
              <dc:date>2006-09-24T12:51:00</dc:date>
            </office:change-info>
          </text:insertion>
        </text:changed-region>
        <text:changed-region text:id="ct1241952744">
          <text:deletion>
            <office:change-info>
              <dc:creator>Ray Lischner</dc:creator>
              <dc:date>2006-09-24T12:51:00</dc:date>
            </office:change-info>
            <text:p text:style-name="Body_20_Text"><text:span text:style-name="T3">mammal</text:span></text:p>
          </text:deletion>
        </text:changed-region>
        <text:changed-region text:id="ct1241954088">
          <text:insertion>
            <office:change-info>
              <dc:creator>Ray Lischner</dc:creator>
              <dc:date>2006-09-24T12:51:00</dc:date>
            </office:change-info>
          </text:insertion>
        </text:changed-region>
        <text:changed-region text:id="ct1241955880">
          <text:deletion>
            <office:change-info>
              <dc:creator>Ray Lischner</dc:creator>
              <dc:date>2006-09-24T12:51:00</dc:date>
            </office:change-info>
            <text:p text:style-name="Body_20_Text"><text:span text:style-name="T3">horse</text:span></text:p>
          </text:deletion>
        </text:changed-region>
        <text:changed-region text:id="ct1241953752">
          <text:insertion>
            <office:change-info>
              <dc:creator>Ray Lischner</dc:creator>
              <dc:date>2006-09-24T12:51:00</dc:date>
            </office:change-info>
          </text:insertion>
        </text:changed-region>
        <text:changed-region text:id="ct1241954424">
          <text:insertion>
            <office:change-info>
              <dc:creator>Ray Lischner</dc:creator>
              <dc:date>2006-09-24T12:51:00</dc:date>
            </office:change-info>
          </text:insertion>
        </text:changed-region>
        <text:changed-region text:id="ct1241955208">
          <text:deletion>
            <office:change-info>
              <dc:creator>Ray Lischner</dc:creator>
              <dc:date>2006-09-24T12:51:00</dc:date>
            </office:change-info>
            <text:p text:style-name="Body_20_Text"><text:span text:style-name="T3">sa</text:span><text:span text:style-name="Code_20_Inline"><text:span text:style-name="T3">y</text:span></text:span><text:span text:style-name="Code_20_Inline"><text:span text:style-name="Code_20_Inline"><text:span text:style-name="T3">(</text:span></text:span></text:span><text:span text:style-name="Code_20_Inline"><text:span text:style-name="T3">)</text:span></text:span><text:span text:style-name="T4"> function </text:span></text:p>
          </text:deletion>
        </text:changed-region>
        <text:changed-region text:id="ct1241955432">
          <text:deletion>
            <office:change-info>
              <dc:creator>Ray Lischner</dc:creator>
              <dc:date>2006-09-24T12:51:00</dc:date>
            </office:change-info>
            <text:p text:style-name="Body_20_Text"><text:span text:style-name="T3">mammal</text:span></text:p>
          </text:deletion>
        </text:changed-region>
        <text:changed-region text:id="ct1241952520">
          <text:insertion>
            <office:change-info>
              <dc:creator>Ray Lischner</dc:creator>
              <dc:date>2006-09-24T12:51:00</dc:date>
            </office:change-info>
          </text:insertion>
        </text:changed-region>
        <text:changed-region text:id="ct1241954984">
          <text:deletion>
            <office:change-info>
              <dc:creator>Ray Lischner</dc:creator>
              <dc:date>2006-09-24T12:52:00</dc:date>
            </office:change-info>
            <text:p text:style-name="Body_20_Text"><text:span text:style-name="T3">speak</text:span></text:p>
          </text:deletion>
        </text:changed-region>
        <text:changed-region text:id="ct1241953528">
          <text:insertion>
            <office:change-info>
              <dc:creator>Ray Lischner</dc:creator>
              <dc:date>2006-09-24T12:52:00</dc:date>
            </office:change-info>
          </text:insertion>
        </text:changed-region>
        <text:changed-region text:id="ct1241953640">
          <text:deletion>
            <office:change-info>
              <dc:creator>Ray Lischner</dc:creator>
              <dc:date>2006-09-24T12:52:00</dc:date>
            </office:change-info>
            <text:p text:style-name="Body_20_Text"><text:span text:style-name="T3">()</text:span></text:p>
          </text:deletion>
        </text:changed-region>
        <text:changed-region text:id="ct1241953080">
          <text:deletion>
            <office:change-info>
              <dc:creator>Ray Lischner</dc:creator>
              <dc:date>2006-09-24T12:52:00</dc:date>
            </office:change-info>
            <text:p text:style-name="Body_20_Text"><text:span text:style-name="T3">main()</text:span><text:span text:style-name="T4"> </text:span></text:p>
          </text:deletion>
        </text:changed-region>
        <text:changed-region text:id="ct1241953864">
          <text:insertion>
            <office:change-info>
              <dc:creator>Ray Lischner</dc:creator>
              <dc:date>2006-09-24T12:52:00</dc:date>
            </office:change-info>
          </text:insertion>
        </text:changed-region>
        <text:changed-region text:id="ct1241954648">
          <text:deletion>
            <office:change-info>
              <dc:creator>Ray Lischner</dc:creator>
              <dc:date>2006-09-24T12:52:00</dc:date>
            </office:change-info>
            <text:p text:style-name="Body_20_Text"><text:span text:style-name="T4">:</text:span></text:p>
          </text:deletion>
        </text:changed-region>
        <text:changed-region text:id="ct1144948608">
          <text:insertion>
            <office:change-info>
              <dc:creator>Ray Lischner</dc:creator>
              <dc:date>2006-09-24T12:52:00</dc:date>
            </office:change-info>
          </text:insertion>
        </text:changed-region>
        <text:changed-region text:id="ct1144948496">
          <text:insertion>
            <office:change-info>
              <dc:creator>Ray Lischner</dc:creator>
              <dc:date>2006-09-24T12:56:00</dc:date>
            </office:change-info>
          </text:insertion>
        </text:changed-region>
        <text:changed-region text:id="ct1144947040">
          <text:deletion>
            <office:change-info>
              <dc:creator>Ray Lischner</dc:creator>
              <dc:date>2006-09-24T12:52:00</dc:date>
            </office:change-info>
            <text:p text:style-name="Body_20_Text"><text:span text:style-name="T4"/></text:p>
            <text:p text:style-name="Results_20_First">The critter says, (silence).</text:p>
            <text:p text:style-name="Results">The critter says, (silence).</text:p>
            <text:p text:style-name="Results_20_Last"><text:span text:style-name="T4">The critter says, (silence).</text:span></text:p>
          </text:deletion>
        </text:changed-region>
        <text:changed-region text:id="ct1144949728">
          <text:insertion>
            <office:change-info>
              <dc:creator>Ray Lischner</dc:creator>
              <dc:date>2006-09-24T12:56:00</dc:date>
            </office:change-info>
          </text:insertion>
        </text:changed-region>
        <text:changed-region text:id="ct1144949616">
          <text:insertion>
            <office:change-info>
              <dc:creator>Ray Lischner</dc:creator>
              <dc:date>2006-09-24T12:57:00</dc:date>
            </office:change-info>
          </text:insertion>
        </text:changed-region>
        <text:changed-region text:id="ct1144949840">
          <text:insertion>
            <office:change-info>
              <dc:creator>Ray Lischner</dc:creator>
              <dc:date>2006-09-24T12:58:00</dc:date>
            </office:change-info>
          </text:insertion>
        </text:changed-region>
        <text:changed-region text:id="ct1144949280">
          <text:deletion>
            <office:change-info>
              <dc:creator>Ray Lischner</dc:creator>
              <dc:date>2006-09-24T12:59:00</dc:date>
            </office:change-info>
            <text:p text:style-name="Results_20_Last">. Adding data members to all the animal classes</text:p>
            <text:p text:style-name="Code_20_First">#include &lt;iostream&gt;</text:p>
            <text:p text:style-name="Code">#include &lt;ostream&gt;</text:p>
            <text:p text:style-name="Code">#include &lt;string&gt;</text:p>
            <text:p text:style-name="Code"/>
            <text:p text:style-name="Code">class mammal</text:p>
            <text:p text:style-name="Code">{</text:p>
            <text:p text:style-name="Code">public:</text:p>
            <text:p text:style-name="Code"><text:s text:c="2"/>mammal(std::string const&amp; name) : name_(name) {}</text:p>
            <text:p text:style-name="Code"><text:s text:c="2"/>std::string const&amp; name() const { return name_; }</text:p>
            <text:p text:style-name="Code"><text:s text:c="2"/>virtual void speak()</text:p>
            <text:p text:style-name="Code"><text:s text:c="2"/>const</text:p>
            <text:p text:style-name="Code"><text:s text:c="2"/>{</text:p>
            <text:p text:style-name="Code"><text:s text:c="4"/>std::cout &lt;&lt; "(silence)";</text:p>
            <text:p text:style-name="Code"><text:s text:c="2"/>}</text:p>
            <text:p text:style-name="Code">private:</text:p>
            <text:p text:style-name="Code"><text:s text:c="2"/>std::string name_;</text:p>
            <text:p text:style-name="Code">};</text:p>
            <text:p text:style-name="Code"/>
            <text:p text:style-name="Code">class dog : public mammal</text:p>
            <text:p text:style-name="Code">{</text:p>
            <text:p text:style-name="Code">public:</text:p>
            <text:p text:style-name="Code"><text:s text:c="2"/>dog(std::string const&amp; name, int age) : mammal(name), age_(age) {}</text:p>
            <text:p text:style-name="Code"><text:s text:c="2"/>int age() const { return age_; }</text:p>
            <text:p text:style-name="Code"><text:s text:c="2"/>virtual void speak()</text:p>
            <text:p text:style-name="Code"><text:s text:c="2"/>const</text:p>
            <text:p text:style-name="Code"><text:s text:c="2"/>{</text:p>
            <text:p text:style-name="Code"><text:s text:c="4"/>std::cout &lt;&lt; "bark";</text:p>
            <text:p text:style-name="Code"><text:s text:c="2"/>}</text:p>
            <text:p text:style-name="Code">private:</text:p>
            <text:p text:style-name="Code"><text:s text:c="2"/>int age_;</text:p>
            <text:p text:style-name="Code">};</text:p>
            <text:p text:style-name="Code"/>
            <text:p text:style-name="Code">class cat: public mammal</text:p>
            <text:p text:style-name="Code">{</text:p>
            <text:p text:style-name="Code">public:</text:p>
            <text:p text:style-name="Code"><text:s text:c="2"/>cat(std::string const&amp; name, bool awake = false) : mammal(name), awake_(awake) {}</text:p>
            <text:p text:style-name="Code"><text:s text:c="2"/>bool awake() const { return awake_; }</text:p>
            <text:p text:style-name="Code"><text:s text:c="2"/>bool asleep() const { return not awake(); }</text:p>
            <text:p text:style-name="Code"><text:s text:c="2"/>virtual void speak()</text:p>
            <text:p text:style-name="Code"><text:s text:c="2"/>const</text:p>
            <text:p text:style-name="Code"><text:s text:c="2"/>{</text:p>
            <text:p text:style-name="Code"><text:s text:c="4"/>std::cout &lt;&lt; "purr";</text:p>
            <text:p text:style-name="Code"><text:s text:c="2"/>}</text:p>
            <text:p text:style-name="Code">private:</text:p>
            <text:p text:style-name="Code"><text:s text:c="2"/>bool awake_;</text:p>
            <text:p text:style-name="Code">};</text:p>
            <text:p text:style-name="Code"/>
            <text:p text:style-name="Code">class horse : public mammal</text:p>
            <text:p text:style-name="Code">{</text:p>
            <text:p text:style-name="Code">public:</text:p>
            <text:p text:style-name="Code"><text:s text:c="2"/>horse(std::string const&amp; name, int height) : mammal(name), height_(height) {}</text:p>
            <text:p text:style-name="Code"><text:s text:c="2"/>int height() const { return height_; }</text:p>
            <text:p text:style-name="Code"><text:s text:c="2"/>void speak()</text:p>
            <text:p text:style-name="Code"><text:s text:c="2"/>const</text:p>
            <text:p text:style-name="Code"><text:s text:c="2"/>{</text:p>
            <text:p text:style-name="Code"><text:s text:c="4"/>std::cout &lt;&lt; "neigh";</text:p>
            <text:p text:style-name="Code"><text:s text:c="2"/>}</text:p>
            <text:p text:style-name="Code">private:</text:p>
            <text:p text:style-name="Code"><text:s text:c="2"/>int height_; ///&lt; height in hands</text:p>
            <text:p text:style-name="Code">};</text:p>
            <text:p text:style-name="Code"/>
            <text:p text:style-name="Code">void say(mammal const critter)</text:p>
            <text:p text:style-name="Code">{</text:p>
            <text:p text:style-name="Code"><text:s text:c="2"/>std::cout &lt;&lt; critter.name() &lt;&lt; " says, ";</text:p>
            <text:p text:style-name="Code"><text:s text:c="2"/>critter.speak();</text:p>
            <text:p text:style-name="Code"><text:s text:c="2"/>std::cout &lt;&lt; ".\n";</text:p>
            <text:p text:style-name="Code">}</text:p>
            <text:p text:style-name="Code"/>
            <text:p text:style-name="Code">int main()</text:p>
            <text:p text:style-name="Code">{</text:p>
            <text:p text:style-name="Code"><text:s text:c="2"/>dog d("Fido", 3);</text:p>
            <text:p text:style-name="Code"><text:s text:c="2"/>cat c("Felix");</text:p>
            <text:p text:style-name="Code"><text:s text:c="2"/>horse h("Silver", 15);</text:p>
            <text:p text:style-name="Code"/>
            <text:p text:style-name="Code"><text:s text:c="2"/>say(d);</text:p>
            <text:p text:style-name="Code"><text:s text:c="2"/>say(c);</text:p>
            <text:p text:style-name="Code"><text:s text:c="2"/>say(h);</text:p>
            <text:p text:style-name="P2">}</text:p>
            <text:p text:style-name="Body_20_Text_20_Cont">When you pass a <text:span text:style-name="Code_20_Inline">dog</text:span> to <text:span text:style-name="Code_20_Inline">sa</text:span><text:span text:style-name="Code_20_Inline"><text:span text:style-name="Code_20_Inline">y</text:span></text:span><text:span text:style-name="Code_20_Inline">()</text:span>, only the <text:span text:style-name="Code_20_Inline">mammal</text:span> portions of the <text:span text:style-name="Code_20_Inline">dog</text:span> object are actually copied. The <text:span text:style-name="Code_20_Inline">age_</text:span> data member is sliced away.</text:p>
          </text:deletion>
        </text:changed-region>
        <text:changed-region text:id="ct1144946928">
          <text:deletion>
            <office:change-info>
              <dc:creator>Ray Lischner</dc:creator>
              <dc:date>2006-09-24T15:41:00</dc:date>
            </office:change-info>
            <text:p text:style-name="Body_20_Text_20_Cont">7</text:p>
          </text:deletion>
        </text:changed-region>
        <text:changed-region text:id="ct1144948720">
          <text:deletion>
            <office:change-info>
              <dc:creator>Ray Lischner</dc:creator>
              <dc:date>2006-09-24T12:59:00</dc:date>
            </office:change-info>
            <text:p text:style-name="Body_20_Text_20_Cont"><text:span text:style-name="T5"/></text:p>
            <text:p text:style-name="P3">To see another consequence of not passing objects by reference, add a data member to each class, such as the members shown in Listing <text:variable-get text:name="chapter" office:value-type="float" style:data-style-name="N0">36</text:variable-get>-<text:reference-ref text:reference-format="text" text:ref-name="data_members_code"/>.</text:p>
            <text:p text:style-name="Code_20_Caption">Listing <text:variable-get text:name="chapter" office:value-type="float" style:data-style-name="N0">36</text:variable-get>-</text:p>
          </text:deletion>
        </text:changed-region>
        <text:changed-region text:id="ct1144949056">
          <text:deletion>
            <office:change-info>
              <dc:creator>Ray Lischner</dc:creator>
              <dc:date>2006-09-24T12:59:00</dc:date>
            </office:change-info>
            <text:p text:style-name="Code_20_First">mammal</text:p>
          </text:deletion>
        </text:changed-region>
        <text:changed-region text:id="ct1144947824">
          <text:insertion>
            <office:change-info>
              <dc:creator>Ray Lischner</dc:creator>
              <dc:date>2006-09-24T12:59:00</dc:date>
            </office:change-info>
          </text:insertion>
        </text:changed-region>
        <text:changed-region text:id="ct1144947152">
          <text:deletion>
            <office:change-info>
              <dc:creator>Ray Lischner</dc:creator>
              <dc:date>2006-09-24T12:59:00</dc:date>
            </office:change-info>
            <text:p text:style-name="Code_20_First">m("Melvin")</text:p>
          </text:deletion>
        </text:changed-region>
        <text:changed-region text:id="ct1144948048">
          <text:insertion>
            <office:change-info>
              <dc:creator>Ray Lischner</dc:creator>
              <dc:date>2006-09-24T12:59:00</dc:date>
            </office:change-info>
          </text:insertion>
        </text:changed-region>
        <text:changed-region text:id="ct1144947488">
          <text:deletion>
            <office:change-info>
              <dc:creator>Ray Lischner</dc:creator>
              <dc:date>2006-09-24T12:59:00</dc:date>
            </office:change-info>
            <text:p text:style-name="Code">cat</text:p>
          </text:deletion>
        </text:changed-region>
        <text:changed-region text:id="ct1144948944">
          <text:insertion>
            <office:change-info>
              <dc:creator>Ray Lischner</dc:creator>
              <dc:date>2006-09-24T12:59:00</dc:date>
            </office:change-info>
          </text:insertion>
        </text:changed-region>
        <text:changed-region text:id="ct1144947936">
          <text:deletion>
            <office:change-info>
              <dc:creator>Ray Lischner</dc:creator>
              <dc:date>2006-09-24T12:59:00</dc:date>
            </office:change-info>
            <text:p text:style-name="Code">c</text:p>
          </text:deletion>
        </text:changed-region>
        <text:changed-region text:id="ct1144946816">
          <text:insertion>
            <office:change-info>
              <dc:creator>Ray Lischner</dc:creator>
              <dc:date>2006-09-24T12:59:00</dc:date>
            </office:change-info>
          </text:insertion>
        </text:changed-region>
        <text:changed-region text:id="ct1144948272">
          <text:insertion>
            <office:change-info>
              <dc:creator>Ray Lischner</dc:creator>
              <dc:date>2006-09-24T12:59:00</dc:date>
            </office:change-info>
          </text:insertion>
        </text:changed-region>
        <text:changed-region text:id="ct1144947376">
          <text:deletion>
            <office:change-info>
              <dc:creator>Ray Lischner</dc:creator>
              <dc:date>2006-09-24T12:59:00</dc:date>
            </office:change-info>
            <text:p text:style-name="Code">Felix</text:p>
          </text:deletion>
        </text:changed-region>
        <text:changed-region text:id="ct1144948160">
          <text:insertion>
            <office:change-info>
              <dc:creator>Ray Lischner</dc:creator>
              <dc:date>2006-09-24T12:59:00</dc:date>
            </office:change-info>
          </text:insertion>
        </text:changed-region>
        <text:changed-region text:id="ct1144950400">
          <text:deletion>
            <office:change-info>
              <dc:creator>Ray Lischner</dc:creator>
              <dc:date>2006-09-24T12:59:00</dc:date>
            </office:change-info>
            <text:p text:style-name="Code">true</text:p>
          </text:deletion>
        </text:changed-region>
        <text:changed-region text:id="ct1144946704">
          <text:insertion>
            <office:change-info>
              <dc:creator>Ray Lischner</dc:creator>
              <dc:date>2006-09-24T12:59:00</dc:date>
            </office:change-info>
          </text:insertion>
        </text:changed-region>
        <text:changed-region text:id="ct1144947264">
          <text:insertion>
            <office:change-info>
              <dc:creator>Ray Lischner</dc:creator>
              <dc:date>2006-09-24T13:00:00</dc:date>
            </office:change-info>
          </text:insertion>
        </text:changed-region>
        <text:changed-region text:id="ct1144949504">
          <text:deletion>
            <office:change-info>
              <dc:creator>Ray Lischner</dc:creator>
              <dc:date>2006-09-24T13:00:00</dc:date>
            </office:change-info>
            <text:p text:style-name="Code_20_Last">m</text:p>
          </text:deletion>
        </text:changed-region>
        <text:changed-region text:id="ct1144947712">
          <text:insertion>
            <office:change-info>
              <dc:creator>Ray Lischner</dc:creator>
              <dc:date>2006-09-24T13:00:00</dc:date>
            </office:change-info>
          </text:insertion>
        </text:changed-region>
        <text:changed-region text:id="ct1144949392">
          <text:deletion>
            <office:change-info>
              <dc:creator>Ray Lischner</dc:creator>
              <dc:date>2006-09-24T13:00:00</dc:date>
            </office:change-info>
            <text:p text:style-name="Code_20_Last">c</text:p>
          </text:deletion>
        </text:changed-region>
        <text:changed-region text:id="ct1144948384">
          <text:insertion>
            <office:change-info>
              <dc:creator>Ray Lischner</dc:creator>
              <dc:date>2006-09-24T13:00:00</dc:date>
            </office:change-info>
          </text:insertion>
        </text:changed-region>
        <text:changed-region text:id="ct1241808408">
          <text:deletion>
            <office:change-info>
              <dc:creator>Ray Lischner</dc:creator>
              <dc:date>2006-09-24T13:00:00</dc:date>
            </office:change-info>
            <text:p text:style-name="Code_20_Last">awake</text:p>
          </text:deletion>
        </text:changed-region>
        <text:changed-region text:id="ct1241806728">
          <text:insertion>
            <office:change-info>
              <dc:creator>Ray Lischner</dc:creator>
              <dc:date>2006-09-24T13:00:00</dc:date>
            </office:change-info>
          </text:insertion>
        </text:changed-region>
        <text:changed-region text:id="ct1241807288">
          <text:insertion>
            <office:change-info>
              <dc:creator>Ray Lischner</dc:creator>
              <dc:date>2006-09-24T13:00:00</dc:date>
            </office:change-info>
          </text:insertion>
        </text:changed-region>
        <text:changed-region text:id="ct1241806840">
          <text:deletion>
            <office:change-info>
              <dc:creator>Ray Lischner</dc:creator>
              <dc:date>2006-09-24T13:00:00</dc:date>
            </office:change-info>
            <text:p text:style-name="Code_20_Last">data member,</text:p>
          </text:deletion>
        </text:changed-region>
        <text:changed-region text:id="ct1241807400">
          <text:insertion>
            <office:change-info>
              <dc:creator>Ray Lischner</dc:creator>
              <dc:date>2006-09-24T13:00:00</dc:date>
            </office:change-info>
          </text:insertion>
        </text:changed-region>
        <text:changed-region text:id="ct1241805384">
          <text:insertion>
            <office:change-info>
              <dc:creator>Ray Lischner</dc:creator>
              <dc:date>2006-09-24T13:00:00</dc:date>
            </office:change-info>
          </text:insertion>
        </text:changed-region>
        <text:changed-region text:id="ct1241808072">
          <text:deletion>
            <office:change-info>
              <dc:creator>Ray Lischner</dc:creator>
              <dc:date>2006-09-24T13:00:00</dc:date>
            </office:change-info>
            <text:p text:style-name="Code_20_Last">name_</text:p>
          </text:deletion>
        </text:changed-region>
        <text:changed-region text:id="ct1241805272">
          <text:insertion>
            <office:change-info>
              <dc:creator>Ray Lischner</dc:creator>
              <dc:date>2006-09-24T13:17:00</dc:date>
            </office:change-info>
          </text:insertion>
        </text:changed-region>
        <text:changed-region text:id="ct1241807176">
          <text:deletion>
            <office:change-info>
              <dc:creator>Ray Lischner</dc:creator>
              <dc:date>2006-09-24T13:18:00</dc:date>
            </office:change-info>
            <text:p text:style-name="Body_20_Text_20_First">Sometimes, the base class has no meaningful functionality for derived classes to inherit. Instead, every derived class must override the virtual function. For example, what could <text:span text:style-name="Code_20_Inline">mammal</text:span>’s <text:span text:style-name="Code_20_Inline">speak()</text:span> function actually do that would be meaningful? It cannot print anything that would represent a generic utterance of a generic mammal. Instead, every kind of mammal has its own way of speaking; so every derived class should override <text:span text:style-name="Code_20_Inline">speak()</text:span>.</text:p>
            <text:p text:style-name="Body_20_Text"/>
          </text:deletion>
        </text:changed-region>
        <text:changed-region text:id="ct1241806392">
          <text:insertion>
            <office:change-info>
              <dc:creator>Ray Lischner</dc:creator>
              <dc:date>2006-09-24T13:18:00</dc:date>
            </office:change-info>
          </text:insertion>
        </text:changed-region>
        <text:changed-region text:id="ct1241806056">
          <text:deletion>
            <office:change-info>
              <dc:creator>Ray Lischner</dc:creator>
              <dc:date>2006-09-24T13:18:00</dc:date>
            </office:change-info>
            <text:p text:style-name="Body_20_Text">forc</text:p>
          </text:deletion>
        </text:changed-region>
        <text:changed-region text:id="ct1241807624">
          <text:insertion>
            <office:change-info>
              <dc:creator>Ray Lischner</dc:creator>
              <dc:date>2006-09-24T13:18:00</dc:date>
            </office:change-info>
          </text:insertion>
        </text:changed-region>
        <text:changed-region text:id="ct1241805160">
          <text:insertion>
            <office:change-info>
              <dc:creator>Ray Lischner</dc:creator>
              <dc:date>2006-09-24T13:18:00</dc:date>
            </office:change-info>
          </text:insertion>
        </text:changed-region>
        <text:changed-region text:id="ct1241807064">
          <text:deletion>
            <office:change-info>
              <dc:creator>Ray Lischner</dc:creator>
              <dc:date>2006-09-24T13:18:00</dc:date>
            </office:change-info>
            <text:p text:style-name="Body_20_Text">is rule </text:p>
          </text:deletion>
        </text:changed-region>
        <text:changed-region text:id="ct1241805608">
          <text:deletion>
            <office:change-info>
              <dc:creator>Ray Lischner</dc:creator>
              <dc:date>2006-09-24T13:18:00</dc:date>
            </office:change-info>
            <text:p text:style-name="Body_20_Text">a virtual</text:p>
          </text:deletion>
        </text:changed-region>
        <text:changed-region text:id="ct1241805496">
          <text:insertion>
            <office:change-info>
              <dc:creator>Ray Lischner</dc:creator>
              <dc:date>2006-09-24T13:18:00</dc:date>
            </office:change-info>
          </text:insertion>
        </text:changed-region>
        <text:changed-region text:id="ct1241807512">
          <text:deletion>
            <office:change-info>
              <dc:creator>Ray Lischner</dc:creator>
              <dc:date>2006-09-24T13:18:00</dc:date>
            </office:change-info>
            <text:p text:style-name="P4"><text:span text:style-name="T2">mammal</text:span></text:p>
          </text:deletion>
        </text:changed-region>
        <text:changed-region text:id="ct1241807736">
          <text:insertion>
            <office:change-info>
              <dc:creator>Ray Lischner</dc:creator>
              <dc:date>2006-09-24T13:18:00</dc:date>
            </office:change-info>
          </text:insertion>
        </text:changed-region>
        <text:changed-region text:id="ct1241807848">
          <text:deletion>
            <office:change-info>
              <dc:creator>Ray Lischner</dc:creator>
              <dc:date>2006-09-24T13:18:00</dc:date>
            </office:change-info>
            <text:p text:style-name="P4"><text:span text:style-name="T2">speak</text:span></text:p>
          </text:deletion>
        </text:changed-region>
        <text:changed-region text:id="ct1241806280">
          <text:insertion>
            <office:change-info>
              <dc:creator>Ray Lischner</dc:creator>
              <dc:date>2006-09-24T13:18:00</dc:date>
            </office:change-info>
          </text:insertion>
        </text:changed-region>
        <text:changed-region text:id="ct1221344256">
          <text:deletion>
            <office:change-info>
              <dc:creator>Ray Lischner</dc:creator>
              <dc:date>2006-09-24T13:18:00</dc:date>
            </office:change-info>
            <text:p text:style-name="P4"><text:span text:style-name="T6">()</text:span></text:p>
          </text:deletion>
        </text:changed-region>
        <text:changed-region text:id="ct1241808296">
          <text:deletion>
            <office:change-info>
              <dc:creator>Ray Lischner</dc:creator>
              <dc:date>2006-09-24T13:19:00</dc:date>
            </office:change-info>
            <text:p text:style-name="P4"><text:span text:style-name="T2">horse</text:span></text:p>
          </text:deletion>
        </text:changed-region>
        <text:changed-region text:id="ct1241806616">
          <text:insertion>
            <office:change-info>
              <dc:creator>Ray Lischner</dc:creator>
              <dc:date>2006-09-24T13:19:00</dc:date>
            </office:change-info>
          </text:insertion>
        </text:changed-region>
        <text:changed-region text:id="ct1241806504">
          <text:deletion>
            <office:change-info>
              <dc:creator>Ray Lischner</dc:creator>
              <dc:date>2006-09-24T13:19:00</dc:date>
            </office:change-info>
            <text:p text:style-name="P4"><text:span text:style-name="T2">speak()</text:span></text:p>
          </text:deletion>
        </text:changed-region>
        <text:changed-region text:id="ct1241808520">
          <text:insertion>
            <office:change-info>
              <dc:creator>Ray Lischner</dc:creator>
              <dc:date>2006-09-24T13:19:00</dc:date>
            </office:change-info>
          </text:insertion>
        </text:changed-region>
        <text:changed-region text:id="ct1241808184">
          <text:format-change>
            <office:change-info>
              <dc:creator>Ray Lischner</dc:creator>
              <dc:date>2006-09-24T13:19:00</dc:date>
            </office:change-info>
          </text:format-change>
        </text:changed-region>
        <text:changed-region text:id="ct1241808632">
          <text:deletion>
            <office:change-info>
              <dc:creator>Ray Lischner</dc:creator>
              <dc:date>2006-09-22T15:09:00</dc:date>
            </office:change-info>
            <text:p text:style-name="Body_20_Text">clar</text:p>
          </text:deletion>
        </text:changed-region>
        <text:changed-region text:id="ct1241806952">
          <text:insertion>
            <office:change-info>
              <dc:creator>Ray Lischner</dc:creator>
              <dc:date>2006-09-22T15:09:00</dc:date>
            </office:change-info>
          </text:insertion>
        </text:changed-region>
        <text:changed-region text:id="ct1241804936">
          <text:deletion>
            <office:change-info>
              <dc:creator>Ray Lischner</dc:creator>
              <dc:date>2006-09-24T13:19:00</dc:date>
            </office:change-info>
            <text:p text:style-name="Body_20_Text"><text:span text:style-name="T3">mammal</text:span></text:p>
          </text:deletion>
        </text:changed-region>
        <text:changed-region text:id="ct1241805048">
          <text:insertion>
            <office:change-info>
              <dc:creator>Ray Lischner</dc:creator>
              <dc:date>2006-09-24T13:19:00</dc:date>
            </office:change-info>
          </text:insertion>
        </text:changed-region>
        <text:changed-region text:id="ct1241805944">
          <text:deletion>
            <office:change-info>
              <dc:creator>Ray Lischner</dc:creator>
              <dc:date>2006-09-24T13:19:00</dc:date>
            </office:change-info>
            <text:p text:style-name="Code_20_Caption"><text:span text:style-name="Code_20_Inline">mammal</text:span></text:p>
          </text:deletion>
        </text:changed-region>
        <text:changed-region text:id="ct1241804824">
          <text:insertion>
            <office:change-info>
              <dc:creator>Ray Lischner</dc:creator>
              <dc:date>2006-09-24T13:19:00</dc:date>
            </office:change-info>
          </text:insertion>
        </text:changed-region>
        <text:changed-region text:id="ct1241805720">
          <text:deletion>
            <office:change-info>
              <dc:creator>Ray Lischner</dc:creator>
              <dc:date>2006-09-24T13:19:00</dc:date>
            </office:change-info>
            <text:p text:style-name="Code_20_First">mammal</text:p>
          </text:deletion>
        </text:changed-region>
        <text:changed-region text:id="ct1221805172">
          <text:insertion>
            <office:change-info>
              <dc:creator>Ray Lischner</dc:creator>
              <dc:date>2006-09-24T13:19:00</dc:date>
            </office:change-info>
          </text:insertion>
        </text:changed-region>
        <text:changed-region text:id="ct1221804612">
          <text:insertion>
            <office:change-info>
              <dc:creator>Ray Lischner</dc:creator>
              <dc:date>2006-09-24T13:19:00</dc:date>
            </office:change-info>
          </text:insertion>
        </text:changed-region>
        <text:changed-region text:id="ct1221806740">
          <text:deletion>
            <office:change-info>
              <dc:creator>Ray Lischner</dc:creator>
              <dc:date>2006-09-24T13:19:00</dc:date>
            </office:change-info>
            <text:p text:style-name="Code">public:</text:p>
            <text:p text:style-name="Code"><text:s text:c="2"/>mammal(std::string const&amp; name) : name_(name) {}</text:p>
            <text:p text:style-name="Code"><text:s text:c="2"/>std::string const&amp; name() const { return name_; }</text:p>
            <text:p text:style-name="Code_20_Bold"><text:s text:c="2"/>virtual void speak() const = 0;</text:p>
            <text:p text:style-name="Code">private:</text:p>
            <text:p text:style-name="Code"><text:s text:c="2"/>std::string name_;</text:p>
            <text:p text:style-name="Code_20_Last"/>
          </text:deletion>
        </text:changed-region>
        <text:changed-region text:id="ct1221806852">
          <text:deletion>
            <office:change-info>
              <dc:creator>Ray Lischner</dc:creator>
              <dc:date>2006-09-18T15:26:00</dc:date>
            </office:change-info>
            <text:p text:style-name="Body_20_Text_20_First">destructors and </text:p>
          </text:deletion>
        </text:changed-region>
        <text:changed-region text:id="ct1221806964">
          <text:deletion>
            <office:change-info>
              <dc:creator>Ray Lischner</dc:creator>
              <dc:date>2006-09-24T13:20:00</dc:date>
            </office:change-info>
            <text:p text:style-name="Body_20_Text_20_First">should</text:p>
          </text:deletion>
        </text:changed-region>
        <text:changed-region text:id="ct1221807076">
          <text:insertion>
            <office:change-info>
              <dc:creator>Ray Lischner</dc:creator>
              <dc:date>2006-09-24T13:20: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variable-set text:name="comment" text:display="none" text:formula="ooow:0" office:value-type="float" office:value="0" style:data-style-name="N0"/>Exploration <text:variable-set text:name="chapter" office:value-type="float" office:value="36" style:data-style-name="N0">36</text:variable-set></text:p>
      <text:p text:style-name="Chapter_20_Title">Virtual Functions</text:p>
      <text:p text:style-name="Body_20_Text_20_First">Deriving classes is fun, but there’s not a lot you can do with them, at least, not yet. The next step is to see how C++ implements type polymorphism, and <text:change text:change-id="ct1218723040"/>this exploration<text:change-start text:change-id="ct1218721920"/> starts you on that journey<text:change-end text:change-id="ct1218721920"/>.</text:p>
      <text:p text:style-name="Heading_20_1">Type Polymorphism</text:p>
      <text:p text:style-name="Body_20_Text_20_First">Recall from Exploration 34 that type polymorphism is the ability for a variable of type B to take the “form” of any class derived from B. The obvious question is, “How?” The key in C++ is to declare a function in a base class with a magic keyword, and also implement the function in a derived class. The magic keyword tells the compiler that you want to invoke type polymorphism. The compiler implements the polymorphism magic. Simply assign an object of derived-class type to a variable of type reference-to-base class. When you call the polymorphic function for the object, the compiled code checks the object’s true type, and calls the derived-class implementation of the function. The magic word to <text:change-start text:change-id="ct1218720576"/>turn<text:change-end text:change-id="ct1218720576"/><text:change text:change-id="ct1218720688"/><text:change-start text:change-id="ct1218722368"/> a function into a<text:change-end text:change-id="ct1218722368"/> polymorphic function <text:change text:change-id="ct1218721808"/>is <text:span text:style-name="Code_20_Inline">virtual</text:span>.</text:p>
      <text:p text:style-name="Body_20_Text">For example, suppose<text:change-start text:change-id="ct1218721696"/> you want to be able to print any kind of work in the library (see Listing 35-1) using standard (more or less) bibliographical format.<text:change-end text:change-id="ct1218721696"/> <text:change-start text:change-id="ct1218723488"/>For books, <text:change-end text:change-id="ct1218723488"/><text:change-start text:change-id="ct1242186968"/>I use the format:</text:p>
      <text:p text:style-name="Unnumbered_20_First"><text:span text:style-name="T7">author</text:span><text:span text:style-name="T8">,</text:span> <text:span text:style-name="T7">title</text:span><text:span text:style-name="T8">,</text:span> <text:span text:style-name="T7">year</text:span>.</text:p>
      <text:p text:style-name="Body_20_Text_20_Cont">For periodicals, I use:</text:p>
      <text:p text:style-name="Unnumbered_20_First"><text:span text:style-name="T7">title</text:span>, <text:span text:style-name="T7">volume</text:span>(<text:span text:style-name="T7">number</text:span>), <text:span text:style-name="T7">date</text:span>.</text:p>
      <text:p text:style-name="Body_20_Text_20_Cont">Add a <text:span text:style-name="Code_20_Inline">print</text:span> member function to each class to print this information. Because this function has different behavior in each derived class, the function is polymorphic, so use the <text:span text:style-name="Code_20_Inline">virtual</text:span> keyword before each declaration of <text:span text:style-name="Code_20_Inline">print</text:span>, as shown in Listing <text:variable-get text:name="chapter" office:value-type="float" style:data-style-name="N0">36</text:variable-get>-<text:reference-ref text:reference-format="text" text:ref-name="work_print_code">1</text:reference-ref>.</text:p>
      <text:p text:style-name="Code_20_Caption"><text:hidden-text text:condition="ooow:" text:string-value=".func" text:is-hidden="true"/>Listing <text:variable-get text:name="chapter" office:value-type="float" style:data-style-name="N0">36</text:variable-get>-<text:reference-mark-start text:name="work_print_code"/><text:sequence text:ref-name="refText0" text:name="Text" text:formula="ooow:Text+1" style:num-format="1">1</text:sequence><text:reference-mark-end text:name="work_print_code"/>. Adding a polymorphic <text:span text:style-name="Code_20_Inline">print</text:span> function to every <text:span text:style-name="Code_20_Inline">work</text:span>-derived class</text:p>
      <text:p text:style-name="Code_20_First">class <text:span text:style-name="T9">work</text:span></text:p>
      <text:p text:style-name="Code">{</text:p>
      <text:p text:style-name="Code">public:</text:p>
      <text:p text:style-name="Code"><text:s text:c="2"/><text:span text:style-name="T10">work</text:span>() : id_(), title_() {}</text:p>
      <text:p text:style-name="Code"><text:s text:c="2"/><text:span text:style-name="T10">work</text:span>(std::string const&amp; id, std::string const&amp; title) : id_(id), title_(title) {}</text:p>
      <text:p text:style-name="Code_20_Bold"><text:s text:c="2"/>virtual ~work() {}</text:p>
      <text:p text:style-name="Code"><text:s text:c="2"/>std::string const&amp; id() const { return id_; }</text:p>
      <text:p text:style-name="Code"><text:s text:c="2"/>std::string const&amp; title() const { return title_; }</text:p>
      <text:p text:style-name="Code_20_Bold"><text:s text:c="2"/>virtual void print(std::ostream&amp; out) const {}</text:p>
      <text:p text:style-name="Code">private:</text:p>
      <text:p text:style-name="Code"><text:s text:c="2"/>std::string id_;</text:p>
      <text:p text:style-name="Code"><text:s text:c="2"/>std::string title_;</text:p>
      <text:p text:style-name="Code">};</text:p>
      <text:p text:style-name="Code"/>
      <text:p text:style-name="Code">class book : public <text:span text:style-name="T11">work</text:span></text:p>
      <text:p text:style-name="Code">{</text:p>
      <text:p text:style-name="Code">public:</text:p>
      <text:p text:style-name="Code"><text:s text:c="2"/>book() : author_(), pubyear_(0) {}</text:p>
      <text:p text:style-name="Code"><text:s text:c="2"/>book(std::string const&amp; id, std::string const&amp; title, std::string const&amp; author, int pubyear)</text:p>
      <text:p text:style-name="Code"><text:s text:c="2"/>: <text:span text:style-name="T10">work</text:span>(id, title), author_(author), pubyear_(pubyear)</text:p>
      <text:p text:style-name="Code"><text:s text:c="2"/>{}</text:p>
      <text:p text:style-name="Code"><text:s text:c="2"/>std::string const&amp; author() const { return author_; }</text:p>
      <text:p text:style-name="Code"><text:s text:c="2"/>int pubyear() const { return pubyear_; }</text:p>
      <text:p text:style-name="Code_20_Bold"><text:s text:c="2"/>virtual void print(std::ostream&amp; out) const</text:p>
      <text:p text:style-name="Code_20_Bold"><text:s text:c="2"/>{</text:p>
      <text:p text:style-name="Code_20_Bold"><text:s text:c="4"/>out &lt;&lt; author() &lt;&lt; ", " &lt;&lt; title() &lt;&lt; ", " &lt;&lt; pubyear() &lt;&lt; ".";</text:p>
      <text:p text:style-name="Code_20_Bold"><text:s text:c="2"/>}</text:p>
      <text:p text:style-name="Code">private:</text:p>
      <text:p text:style-name="Code"><text:s text:c="2"/>std::string author_;</text:p>
      <text:p text:style-name="Code"><text:s text:c="2"/>int pubyear_; ///&lt; year of publication</text:p>
      <text:p text:style-name="Code">};</text:p>
      <text:p text:style-name="Code"/>
      <text:p text:style-name="Code">class periodical : public <text:span text:style-name="T11">work</text:span></text:p>
      <text:p text:style-name="Code">{</text:p>
      <text:p text:style-name="Code">public:</text:p>
      <text:p text:style-name="Code"><text:s text:c="2"/>periodical() : volume_(0), number_(0), date_() {}</text:p>
      <text:p text:style-name="Code"><text:s text:c="2"/>periodical(std::string const&amp; id, std::string const&amp; title, int volume, int number,</text:p>
      <text:p text:style-name="Code"><text:s text:c="13"/>std::string const&amp; date)</text:p>
      <text:p text:style-name="Code"><text:s text:c="2"/>: <text:span text:style-name="T10">work</text:span>(id, title), volume_(volume), number_(number), date_(date)</text:p>
      <text:p text:style-name="Code"><text:s text:c="2"/>{}</text:p>
      <text:p text:style-name="Code"><text:s text:c="2"/>int volume() const { return volume_; }</text:p>
      <text:p text:style-name="Code"><text:s text:c="2"/>int number() const { return number_; }</text:p>
      <text:p text:style-name="Code"><text:s text:c="2"/>std::string const&amp; date() const { return date_; }</text:p>
      <text:p text:style-name="Code_20_Bold"><text:s text:c="2"/>virtual void print(std::ostream&amp; out) const</text:p>
      <text:p text:style-name="Code_20_Bold"><text:s text:c="2"/>{</text:p>
      <text:p text:style-name="Code_20_Bold"><text:s text:c="4"/>out &lt;&lt; title() &lt;&lt; ", " &lt;&lt; volume() &lt;&lt; '(' &lt;&lt; number() &lt;&lt; "), " &lt;&lt; date() &lt;&lt; ".";</text:p>
      <text:p text:style-name="Code_20_Bold"><text:s text:c="2"/>}</text:p>
      <text:p text:style-name="Code">private:</text:p>
      <text:p text:style-name="Code"><text:s text:c="2"/>int volume_; ///&lt; volume number</text:p>
      <text:p text:style-name="Code"><text:s text:c="2"/>int number_; ///&lt; issue number</text:p>
      <text:p text:style-name="Code"><text:s text:c="2"/>std::string date_; ///&lt; publication date</text:p>
      <text:p text:style-name="Code_20_Last">};</text:p>
      <text:p text:style-name="Body_20_Text_20_Cont">A program that has a reference to a <text:span text:style-name="Code_20_Inline">work</text:span> can call the <text:span text:style-name="Code_20_Inline">print</text:span> member function to print that work, and because <text:span text:style-name="Code_20_Inline">print</text:span> is polymorphic, or virtual, the C++ environment performs its magic to ensure that the correct <text:span text:style-name="Code_20_Inline">print</text:span> is called, depending on whether the <text:span text:style-name="Code_20_Inline">work</text:span> object is actually a <text:span text:style-name="Code_20_Inline">book</text:span> or a <text:span text:style-name="Code_20_Inline">periodical</text:span>. Read the program in Listing <text:variable-get text:name="chapter" office:value-type="float" style:data-style-name="N0">36</text:variable-get>-<text:reference-ref text:reference-format="text" text:ref-name="using_print_code">2</text:reference-ref>.</text:p>
      <text:p text:style-name="Code_20_Caption">Listing <text:variable-get text:name="chapter" office:value-type="float" style:data-style-name="N0">36</text:variable-get>-<text:reference-mark-start text:name="using_print_code"/><text:sequence text:ref-name="refText1" text:name="Text" text:formula="ooow:Text+1" style:num-format="1">2</text:sequence><text:reference-mark-end text:name="using_print_code"/>. Calling the <text:span text:style-name="Code_20_Inline">print</text:span> function</text:p>
      <text:p text:style-name="Code_20_First">#include &lt;iostream&gt;</text:p>
      <text:p text:style-name="Code">#include &lt;ostream&gt;</text:p>
      <text:p text:style-name="Code">#include &lt;string&gt;</text:p>
      <text:p text:style-name="Code"/>
      <text:p text:style-name="Code">// All of Listing <text:variable-get text:name="chapter" office:value-type="float" style:data-style-name="N0">36</text:variable-get>-<text:reference-ref text:reference-format="text" text:ref-name="work_print_code">1</text:reference-ref> belongs here</text:p>
      <text:p text:style-name="Code">... omitted for brevity ...</text:p>
      <text:p text:style-name="Code"/>
      <text:p text:style-name="Code">void showoff(work const&amp; w)</text:p>
      <text:p text:style-name="Code">{</text:p>
      <text:p text:style-name="Code"><text:s text:c="2"/>w.print(std::cout);</text:p>
      <text:p text:style-name="Code"><text:s text:c="2"/>std::cout &lt;&lt; '\n';</text:p>
      <text:p text:style-name="Code">}</text:p>
      <text:p text:style-name="Code"/>
      <text:p text:style-name="Code">int main()</text:p>
      <text:p text:style-name="Code">{</text:p>
      <text:p text:style-name="Code"><text:s text:c="2"/>book sc("1", "The Sun Also Crashes", "Ernest Lemmingway", 2000);</text:p>
      <text:p text:style-name="Code"><text:s text:c="2"/>book ecpp("2", "Exploring C++", "Ray Lischner", 2006);</text:p>
      <text:p text:style-name="Code"><text:s text:c="2"/>periodical pop("3", "Popular C++", 13, 42, "January 1, 2000");</text:p>
      <text:p text:style-name="Code"><text:s text:c="2"/>periodical today("4", "C++ Today", 1, 1, "January 13, 1984");</text:p>
      <text:p text:style-name="Code"/>
      <text:p text:style-name="Code"><text:s text:c="2"/>showoff(sc);</text:p>
      <text:p text:style-name="Code"><text:s text:c="2"/>showoff(ecpp);</text:p>
      <text:p text:style-name="Code"><text:s text:c="2"/>showoff(pop);</text:p>
      <text:p text:style-name="Code"><text:s text:c="2"/>showoff(today);</text:p>
      <text:p text:style-name="Code_20_Last">}</text:p>
      <text:p text:style-name="P6">What output do you expect?</text:p>
      <text:p text:style-name="Body_20_Text_20_First">~LLL</text:p>
      <text:p text:style-name="Body_20_Text_20_First">~LLL</text:p>
      <text:p text:style-name="Body_20_Text_20_First">~LLL</text:p>
      <text:p text:style-name="Body_20_Text_20_First">~LLL</text:p>
      <text:p text:style-name="Body_20_Text">Try it. <text:span text:style-name="T1">What output do you actually get?</text:span></text:p>
      <text:p text:style-name="Body_20_Text_20_First"><text:change-end text:change-id="ct1242186968"/><text:change-start text:change-id="ct1242186408"/>~LLL</text:p>
      <text:p text:style-name="Body_20_Text_20_First">~LLL</text:p>
      <text:p text:style-name="Body_20_Text_20_First">~LLL</text:p>
      <text:p text:style-name="Body_20_Text_20_First">~LLL</text:p>
      <text:p text:style-name="Body_20_Text"><text:change-end text:change-id="ct1242186408"/><text:change-start text:change-id="ct1242188424"/>The <text:span text:style-name="Code_20_Inline">showoff</text:span> function does not need to know about the <text:span text:style-name="Code_20_Inline">book</text:span> or <text:span text:style-name="Code_20_Inline">periodical</text:span> classes. As far as it is concerned, <text:span text:style-name="Code_20_Inline">w</text:span> is a reference to a <text:span text:style-name="Code_20_Inline">work</text:span> object. The only member functions you can call are those declared in the <text:span text:style-name="Code_20_Inline">work</text:span> class. Nonetheless, when <text:span text:style-name="Code_20_Inline">showoff</text:span> calls <text:span text:style-name="Code_20_Inline">print</text:span>, it will invoke <text:span text:style-name="Code_20_Inline">book</text:span>’s <text:span text:style-name="Code_20_Inline">print</text:span> or <text:span text:style-name="Code_20_Inline">periodical</text:span>’s <text:span text:style-name="Code_20_Inline">print</text:span> if the object’s true type is <text:span text:style-name="Code_20_Inline">book</text:span> or <text:span text:style-name="Code_20_Inline">periodical</text:span>.<text:change-end text:change-id="ct1242188424"/><text:change-start text:change-id="ct1242186632"/></text:p>
      <text:p text:style-name="Body_20_Text"><text:span text:style-name="T1">Write an output operator (</text:span><text:span text:style-name="T2">operator&lt;&lt;</text:span><text:span text:style-name="T1">) that prints a </text:span><text:span text:style-name="T2">work</text:span><text:span text:style-name="T1"> object by calling its </text:span><text:span text:style-name="T2">print</text:span><text:span text:style-name="T1"> member function.</text:span><text:span text:style-name="T4"> Compare your solution with mine in Listing </text:span><text:span text:style-name="T4"><text:variable-get text:name="chapter" office:value-type="float" style:data-style-name="N0">36</text:variable-get></text:span><text:span text:style-name="T4">-</text:span><text:span text:style-name="T4"><text:reference-ref text:reference-format="text" text:ref-name="work_output_op_code">3</text:reference-ref></text:span><text:span text:style-name="T4">.</text:span></text:p>
      <text:p text:style-name="Code_20_Caption"><text:hidden-text text:condition="ooow:" text:string-value=".func" text:is-hidden="true"/>Listing <text:variable-get text:name="chapter" office:value-type="float" style:data-style-name="N0">36</text:variable-get>-<text:reference-mark-start text:name="work_output_op_code"/><text:sequence text:ref-name="refText2" text:name="Text" text:formula="ooow:Text+1" style:num-format="1">3</text:sequence><text:reference-mark-end text:name="work_output_op_code"/>. Output operator for class <text:span text:style-name="Code_20_Inline">work</text:span></text:p>
      <text:p text:style-name="Code_20_First">std::ostream&amp; operator&lt;&lt;(std::ostream&amp; out, work const&amp; w)</text:p>
      <text:p text:style-name="Code">{</text:p>
      <text:p text:style-name="Code"><text:s text:c="2"/>w.print(out);</text:p>
      <text:p text:style-name="Code"><text:s text:c="2"/>return out;</text:p>
      <text:p text:style-name="Code_20_Last">}</text:p>
      <text:p text:style-name="Body_20_Text_20_Cont">Writing the output operator is perfectly normal. Just make sure you declare <text:span text:style-name="Code_20_Inline">w</text:span> as a reference. Polymorphic magic does not occur with ordinary object, only references. With this operator, you can write any <text:span text:style-name="Code_20_Inline">work</text:span>-derived object to an output stream, and it will print using its <text:span text:style-name="Code_20_Inline">print</text:span> function.</text:p>
      <text:p text:style-name="Heading_20_1"><text:change-end text:change-id="ct1242186632"/><text:change text:change-id="ct1242188312"/><text:change text:change-id="ct1242185960"/><text:change text:change-id="ct1242186296"/>Virtual Functions</text:p>
      <text:p text:style-name="Body_20_Text_20_First">A polymorphic function is called a <text:span text:style-name="T7">virtual function</text:span> in C++ by virtue of the <text:span text:style-name="Code_20_Inline">virtual</text:span> keyword. Once a function is virtual, it remains virtual in every derived class. So you don’t need the <text:span text:style-name="Code_20_Inline">virtual</text:span> keyword in the derived classes, but I like to include it as a reminder to the human reader that the function is virtual. In every derived class, the virtual function must have the same name, the same return type<text:hidden-text text:condition="ooow:comment == 1" text:string-value="not strictly true, C++ allows for covariance of the return type" text:is-hidden="true">not strictly true, C++ allows for covariance of the return type</text:hidden-text><text:change-start text:change-id="ct1242187864"/><text:hidden-text text:condition="ooow:" text:string-value="[RL]Yes, but I don’t want to confuse the reader at this point" text:is-hidden="true"/><text:change-end text:change-id="ct1242187864"/>, and the same number and type of parameters (but the parameters can have different names).</text:p>
      <text:p text:style-name="Body_20_Text">A derived class is not required to implement a virtual function. If it doesn’t, it inherits the base class function the same way it does for a non-virtual function. When a derived class implements a virtual function, it is said to <text:span text:style-name="T7">override</text:span> the function because the derive<text:change-start text:change-id="ct1242188536"/>d<text:change-end text:change-id="ct1242188536"/> class’s behavior overrides the behavior that would have been inherited from the base class.<text:change-start text:change-id="ct1242187640"/></text:p>
      <text:p text:style-name="Body_20_Text"><text:span text:style-name="T1">Add a class, </text:span><text:span text:style-name="T2">movie</text:span><text:span text:style-name="T1">, to the library classes.</text:span> The <text:span text:style-name="Code_20_Inline">movie</text:span> class represents a movie or film recording on tape or disc. Like <text:span text:style-name="Code_20_Inline">book</text:span> and <text:span text:style-name="Code_20_Inline">periodical</text:span>, the <text:span text:style-name="Code_20_Inline">movie</text:span> class derives from <text:span text:style-name="Code_20_Inline">work</text:span>. For the sake of sim<text:change-end text:change-id="ct1242187640"/><text:change-start text:change-id="ct1210522584"/>plicity, define a <text:span text:style-name="Code_20_Inline">movie</text:span> as having an integer running time (in minutes)<text:change-end text:change-id="ct1210522584"/><text:change-start text:change-id="ct1218597552"/> in addition to the members it inherits from <text:span text:style-name="Code_20_Inline">work</text:span>. Do not override <text:span text:style-name="Code_20_Inline">print</text:span> yet. Compare your <text:change-end text:change-id="ct1218597552"/><text:change-start text:change-id="ct1218600128"/>class to Listing <text:variable-get text:name="chapter" office:value-type="float" style:data-style-name="N0">36</text:variable-get>-<text:reference-ref text:reference-format="text" text:ref-name="dvd_code">4</text:reference-ref>.</text:p>
      <text:p text:style-name="Code_20_Caption"><text:hidden-text text:condition="ooow:" text:string-value=".func" text:is-hidden="true"/>Listing <text:variable-get text:name="chapter" office:value-type="float" style:data-style-name="N0">36</text:variable-get>-<text:reference-mark-start text:name="dvd_code"/><text:sequence text:ref-name="refText3" text:name="Text" text:formula="ooow:Text+1" style:num-format="1">4</text:sequence><text:reference-mark-end text:name="dvd_code"/>. Adding a class <text:change-end text:change-id="ct1218600128"/><text:change-start text:change-id="ct1218600688"/><text:span text:style-name="Code_20_Inline">movie</text:span></text:p>
      <text:p text:style-name="Code_20_First">class movie : public work</text:p>
      <text:p text:style-name="Code">{</text:p>
      <text:p text:style-name="Code">public:</text:p>
      <text:p text:style-name="Code"><text:s text:c="2"/>movie() : runtime_(0) {}</text:p>
      <text:p text:style-name="Code"><text:s text:c="2"/>movie(std::string const&amp; id, std::string const&amp; title, int runtime)</text:p>
      <text:p text:style-name="Code"><text:s text:c="2"/>: <text:span text:style-name="T10">work</text:span>(id, title), runtime_(runtime)</text:p>
      <text:p text:style-name="Code"><text:s text:c="2"/>{}</text:p>
      <text:p text:style-name="Code"><text:s text:c="2"/>int runtime() const { return runtime_; }</text:p>
      <text:p text:style-name="Code">private:</text:p>
      <text:p text:style-name="Code"><text:s text:c="2"/>int runtime_; ///&lt; running length in minutes</text:p>
      <text:p text:style-name="Code_20_Last">};<text:change-end text:change-id="ct1218600688"/><text:change-start text:change-id="ct1218597664"/></text:p>
      <text:p text:style-name="Body_20_Text_20_Cont"><text:span text:style-name="T1">Now modify the test program from Listing </text:span><text:span text:style-name="T1"><text:variable-get text:name="chapter" office:value-type="float" style:data-style-name="N0">36</text:variable-get></text:span><text:span text:style-name="T1">-</text:span><text:span text:style-name="T1"><text:reference-ref text:reference-format="text" text:ref-name="using_print_code">2</text:reference-ref></text:span><text:span text:style-name="T1"> to create and print a </text:span><text:span text:style-name="T2">movie</text:span><text:span text:style-name="T1"> object.</text:span> If you want, you can take advantage of the new output operator<text:change-end text:change-id="ct1218597664"/><text:change-start text:change-id="ct1218597104"/> instead of calling <text:span text:style-name="Code_20_Inline">showoff</text:span>. Compare your program with Listing <text:variable-get text:name="chapter" office:value-type="float" style:data-style-name="N0">36</text:variable-get>-.</text:p>
      <text:p text:style-name="Code_20_Caption">Listing <text:variable-get text:name="chapter" office:value-type="float" style:data-style-name="N0">36</text:variable-get>-<text:reference-mark-start text:name="using_movie_code"/><text:sequence text:ref-name="refText4" text:name="Text" text:formula="ooow:Text+1" style:num-format="1">5</text:sequence><text:reference-mark-end text:name="using_movie_code"/>. Using the new <text:span text:style-name="Code_20_Inline">movie</text:span> class</text:p>
      <text:p text:style-name="Code_20_First">#include &lt;iostream&gt;</text:p>
      <text:p text:style-name="Code">#include &lt;ostream&gt;</text:p>
      <text:p text:style-name="Code">#include &lt;string&gt;</text:p>
      <text:p text:style-name="Code"/>
      <text:p text:style-name="Code">// All of Listing <text:variable-get text:name="chapter" office:value-type="float" style:data-style-name="N0">36</text:variable-get>-<text:reference-ref text:reference-format="text" text:ref-name="work_print_code">1</text:reference-ref> belongs here</text:p>
      <text:p text:style-name="Code">// All of Listing <text:variable-get text:name="chapter" office:value-type="float" style:data-style-name="N0">36</text:variable-get>-<text:reference-ref text:reference-format="text" text:ref-name="work_output_op_code">3</text:reference-ref> belongs here</text:p>
      <text:p text:style-name="Code">// All of Listing <text:variable-get text:name="chapter" office:value-type="float" style:data-style-name="N0">36</text:variable-get>-<text:reference-ref text:reference-format="text" text:ref-name="dvd_code">4</text:reference-ref> belongs here</text:p>
      <text:p text:style-name="Code">... omitted for brevity ...</text:p>
      <text:p text:style-name="Code"/>
      <text:p text:style-name="Code">int main()</text:p>
      <text:p text:style-name="Code">{</text:p>
      <text:p text:style-name="Code"><text:s text:c="2"/>book sc("1", "The Sun Also Crashes", "Ernest Lemmingway", 2000);</text:p>
      <text:p text:style-name="Code"><text:s text:c="2"/>book ecpp("2", "Exploring C++", "Ray Lischner", 2006);</text:p>
      <text:p text:style-name="Code"><text:s text:c="2"/>periodical pop("3", "Popular C++", 13, 42, "January 1, 2000");</text:p>
      <text:p text:style-name="Code"><text:s text:c="2"/>periodical today("4", "C++ Today", 1, 1, "January 13, 1984");</text:p>
      <text:p text:style-name="Code"><text:s text:c="2"/>movie tr("5", "Lord of the Token Ring", 314);</text:p>
      <text:p text:style-name="Code"/>
      <text:p text:style-name="Code"><text:s text:c="2"/>std::cout &lt;&lt; sc &lt;&lt; '\n';</text:p>
      <text:p text:style-name="Code"><text:s text:c="2"/>std::cout &lt;&lt; ecpp &lt;&lt; '\n';</text:p>
      <text:p text:style-name="Code"><text:s text:c="2"/>std::cout &lt;&lt; pop &lt;&lt; '\n';</text:p>
      <text:p text:style-name="Code"><text:s text:c="2"/>std::cout &lt;&lt; today &lt;&lt; '\n';</text:p>
      <text:p text:style-name="Code"><text:s text:c="2"/>std::cout &lt;&lt; tr &lt;&lt; '\n';</text:p>
      <text:p text:style-name="Code_20_Last">}</text:p>
      <text:p text:style-name="P6">What do you expect as the last line of output?</text:p>
      <text:p text:style-name="Body_20_Text_20_First">~LLL</text:p>
      <text:p text:style-name="Body_20_Text">Try it. <text:span text:style-name="T1">What do you get?</text:span></text:p>
      <text:p text:style-name="Body_20_Text_20_First">~LLL</text:p>
      <text:p text:style-name="Body_20_Text">Because <text:span text:style-name="Code_20_Inline">movie</text:span> does not override <text:span text:style-name="Code_20_Inline">print</text:span>, it inherits the implementation from the base class, <text:span text:style-name="Code_20_Inline">work</text:span>. The definition of <text:span text:style-name="Code_20_Inline">print</text:span> in the <text:span text:style-name="Code_20_Inline">work</text:span> class does nothing, so printing the <text:span text:style-name="Code_20_Inline">tr</text:span> object prints nothing.</text:p>
      <text:p text:style-name="Body_20_Text"><text:span text:style-name="T1">Fix the problem by adding </text:span><text:span text:style-name="T2">print</text:span><text:span text:style-name="T1"> to the </text:span><text:span text:style-name="T2">movie</text:span><text:span text:style-name="T1"> class.</text:span><text:span text:style-name="T4"> Now your movie class should look something like Listing </text:span><text:span text:style-name="T4"><text:variable-get text:name="chapter" office:value-type="float" style:data-style-name="N0">36</text:variable-get></text:span><text:span text:style-name="T4">-</text:span><text:span text:style-name="T4"><text:reference-ref text:reference-format="text" text:ref-name="movie_with_print_code">6</text:reference-ref></text:span><text:span text:style-name="T4">.</text:span></text:p>
      <text:p text:style-name="Code_20_Caption"><text:hidden-text text:condition="ooow:" text:string-value=".func" text:is-hidden="true"/>Listing <text:variable-get text:name="chapter" office:value-type="float" style:data-style-name="N0">36</text:variable-get>-<text:reference-mark-start text:name="movie_with_print_code"/><text:sequence text:ref-name="refText5" text:name="Text" text:formula="ooow:Text+1" style:num-format="1">6</text:sequence><text:reference-mark-end text:name="movie_with_print_code"/>. Adding a <text:span text:style-name="Code_20_Inline">print</text:span> member function to the <text:span text:style-name="Code_20_Inline">movie</text:span> class</text:p>
      <text:p text:style-name="Code_20_First">class movie : public work</text:p>
      <text:p text:style-name="Code">{</text:p>
      <text:p text:style-name="Code">public:</text:p>
      <text:p text:style-name="Code"><text:s text:c="2"/>movie() : runtime_(0) {}</text:p>
      <text:p text:style-name="Code"><text:s text:c="2"/>movie(std::string const&amp; id, std::string const&amp; title, int runtime)</text:p>
      <text:p text:style-name="Code"><text:s text:c="2"/>: <text:span text:style-name="T10">work</text:span>(id, title), runtime_(runtime)</text:p>
      <text:p text:style-name="Code"><text:s text:c="2"/>{}</text:p>
      <text:p text:style-name="Code"><text:s text:c="2"/>int runtime() const { return runtime_; }</text:p>
      <text:p text:style-name="Code_20_Bold"><text:s text:c="2"/>virtual void print(std::ostream&amp; out) const</text:p>
      <text:p text:style-name="Code_20_Bold"><text:s text:c="2"/>{</text:p>
      <text:p text:style-name="Code_20_Bold"><text:s text:c="4"/>out &lt;&lt; title() &lt;&lt; " (" &lt;&lt; runtime() &lt;&lt; " min)";</text:p>
      <text:p text:style-name="Code_20_Bold"><text:s text:c="2"/>}</text:p>
      <text:p text:style-name="Code">private:</text:p>
      <text:p text:style-name="Code"><text:s text:c="2"/>int runtime_; ///&lt; running length in minutes</text:p>
      <text:p text:style-name="Code_20_Last">};</text:p>
      <text:p text:style-name="Body_20_Text_20_Cont"><text:change-end text:change-id="ct1218597104"/><text:change-start text:change-id="ct1218599120"/>Convince yourself that the <text:span text:style-name="Code_20_Inline">virtual</text:span> keyword is optional in the derived class. Modify the <text:span text:style-name="Code_20_Inline">movie</text:span> class to remove the virtual keyword from the print function. <text:span text:style-name="T1">Does the program still work the way you expect it to?</text:span> ~SSS The key is that the base class must declare the function, and must use the <text:span text:style-name="Code_20_Inline">virtual</text:span> keyword. The compiler ensures that all calls to a virtual function via a reference are polymorphic calls. If you call the function from an ordinary object, not from a reference, however, the call is not polymorphic, and the compiler ignores the <text:span text:style-name="Code_20_Inline">virtual</text:span> keyword, as you will see in the next section.<text:change-end text:change-id="ct1218599120"/><text:change text:change-id="ct1218599792"/><text:change text:change-id="ct1218597216"/><text:change text:change-id="ct1218598448"/><text:change text:change-id="ct1218599904"/><text:change text:change-id="ct1218600240"/></text:p>
      <text:p text:style-name="Heading_20_1">References and Slices</text:p>
      <text:p text:style-name="Body_20_Text_20_First">The <text:change text:change-id="ct1218596880"/><text:change-start text:change-id="ct1218596992"/><text:span text:style-name="Code_20_Inline">showoff</text:span><text:change-end text:change-id="ct1218596992"/><text:change text:change-id="ct1220634512"/> function <text:change-start text:change-id="ct1220634176"/>in Listing <text:variable-get text:name="chapter" office:value-type="float" style:data-style-name="N0">36</text:variable-get>-<text:reference-ref text:reference-format="text" text:ref-name="using_print_code">2</text:reference-ref> and the output operator in Listing <text:variable-get text:name="chapter" office:value-type="float" style:data-style-name="N0">36</text:variable-get>-<text:reference-ref text:reference-format="text" text:ref-name="work_output_op_code">3</text:reference-ref> <text:change-end text:change-id="ct1220634176"/>declare<text:change text:change-id="ct1220635296"/> <text:change text:change-id="ct1220634848"/><text:change-start text:change-id="ct1220635744"/>their<text:change-end text:change-id="ct1220635744"/> parameter as a reference to <text:span text:style-name="Code_20_Inline">const</text:span> <text:change text:change-id="ct1220636192"/><text:change-start text:change-id="ct1220635072"/><text:span text:style-name="Code_20_Inline">work</text:span><text:change-end text:change-id="ct1220635072"/>. <text:span text:style-name="T1">What do you expect to happen if you were to change </text:span><text:change text:change-id="ct1220633952"/><text:change-start text:change-id="ct1220633616"/><text:span text:style-name="T1">them</text:span><text:change-end text:change-id="ct1220633616"/><text:span text:style-name="T1"> to pass-by-value?</text:span></text:p>
      <text:p text:style-name="Body_20_Text_20_First">~LLL</text:p>
      <text:p text:style-name="Body_20_Text_20_First">~LLL</text:p>
      <text:p text:style-name="Body_20_Text_20_First">~LLL</text:p>
      <text:p text:style-name="Body_20_Text">Try it. Delete the ampersand in the declaration of <text:change text:change-id="ct1220632608"/><text:change-start text:change-id="ct1220636080"/>the output <text:change-end text:change-id="ct1220636080"/><text:change-start text:change-id="ct1220634064"/>operator<text:change-end text:change-id="ct1220634064"/>:</text:p>
      <text:p text:style-name="Code_20_First"><text:hidden-text text:condition="ooow:" text:string-value=".func" text:is-hidden="true"/><text:change-start text:change-id="ct1220636304"/>std::ostream&amp; operator&lt;&lt;(std::ostream&amp; out, work w)</text:p>
      <text:p text:style-name="Code">{</text:p>
      <text:p text:style-name="Code"><text:s text:c="2"/>w.print(out);</text:p>
      <text:p text:style-name="Code"><text:s text:c="2"/>return out;</text:p>
      <text:p text:style-name="Code_20_Last"><text:change-end text:change-id="ct1220636304"/><text:change text:change-id="ct1220636416"/>}</text:p>
      <text:p text:style-name="P6">Run the <text:change-start text:change-id="ct1220635632"/>test <text:change-end text:change-id="ct1220635632"/>program<text:change-start text:change-id="ct1220633056"/> from Listing <text:variable-get text:name="chapter" office:value-type="float" style:data-style-name="N0">36</text:variable-get>-<text:change-end text:change-id="ct1220633056"/><text:change-start text:change-id="ct1220632720"/><text:reference-ref text:reference-format="text" text:ref-name="using_movie_code">5</text:reference-ref><text:change-end text:change-id="ct1220632720"/>. What is the actual output?</text:p>
      <text:p text:style-name="Body_20_Text_20_First">~LLL</text:p>
      <text:p text:style-name="Body_20_Text_20_First">~LLL</text:p>
      <text:p text:style-name="Body_20_Text_20_First">~LLL</text:p>
      <text:p text:style-name="Body_20_Text_20_First"><text:change-start text:change-id="ct1241952968"/>~LLL</text:p>
      <text:p text:style-name="Body_20_Text_20_First">~LLL</text:p>
      <text:p text:style-name="P7"><text:change-end text:change-id="ct1241952968"/>Explain what happened.</text:p>
      <text:p text:style-name="Body_20_Text_20_First">~LLL</text:p>
      <text:p text:style-name="Body_20_Text_20_First">~LLL</text:p>
      <text:p text:style-name="Body_20_Text_20_First">~LLL</text:p>
      <text:p text:style-name="Body_20_Text"><text:span text:style-name="T4">When you pass an argument by value, or assign a derived-class object to a base-class variable, you lose polymorphism. Instead of, say, a </text:span><text:change text:change-id="ct1241952632"/><text:change-start text:change-id="ct1241955992"/><text:span text:style-name="T3">movie</text:span><text:change-end text:change-id="ct1241955992"/><text:span text:style-name="T4">, the result is an honest-to-goodness, genuine, no-artificial-ingredients, </text:span><text:change text:change-id="ct1241952744"/><text:change-start text:change-id="ct1241954088"/><text:span text:style-name="T3">work</text:span><text:change-end text:change-id="ct1241954088"/><text:span text:style-name="T4">, with no memory of </text:span><text:change text:change-id="ct1241955880"/><text:change-start text:change-id="ct1241953752"/><text:span text:style-name="T3">movie</text:span><text:change-end text:change-id="ct1241953752"/><text:span text:style-name="T4">-ness whatsoever. Thus, the</text:span><text:change-start text:change-id="ct1241954424"/><text:span text:style-name="T4"> output operator</text:span><text:change-end text:change-id="ct1241954424"/><text:span text:style-name="T4"> </text:span><text:change text:change-id="ct1241955208"/><text:span text:style-name="T4">ends up calling </text:span><text:change text:change-id="ct1241955432"/><text:change-start text:change-id="ct1241952520"/><text:span text:style-name="T3">work</text:span><text:change-end text:change-id="ct1241952520"/><text:span text:style-name="T4">’s version of </text:span><text:change text:change-id="ct1241954984"/><text:change-start text:change-id="ct1241953528"/><text:span text:style-name="T3">print</text:span><text:change-end text:change-id="ct1241953528"/><text:change text:change-id="ct1241953640"/><text:span text:style-name="T4"> every time </text:span><text:change text:change-id="ct1241953080"/><text:change-start text:change-id="ct1241953864"/><text:span text:style-name="T4">the output operator </text:span><text:change-end text:change-id="ct1241953864"/><text:span text:style-name="T4">calls it. That’s why the program’s output is</text:span><text:change text:change-id="ct1241954648"/><text:change-start text:change-id="ct1144948608"/><text:span text:style-name="T4"> a bunch of empty lines.</text:span><text:change-end text:change-id="ct1144948608"/><text:change-start text:change-id="ct1144948496"/></text:p>
      <text:p text:style-name="Body_20_Text"><text:change-end text:change-id="ct1144948496"/><text:change text:change-id="ct1144947040"/><text:change-start text:change-id="ct1144949728"/><text:span text:style-name="T4">When you pass a </text:span><text:span text:style-name="T3">book</text:span><text:span text:style-name="T4"> object to the output operator, not only do you lose polymorphism, but you lose all sense </text:span><text:change-end text:change-id="ct1144949728"/><text:change-start text:change-id="ct1144949616"/><text:span text:style-name="T4">of </text:span><text:span text:style-name="T3">book</text:span><text:span text:style-name="T4">-ness. In particular, you lose the </text:span><text:span text:style-name="T3">author_</text:span><text:span text:style-name="T4"> and </text:span><text:span text:style-name="T3">pubyear_</text:span><text:span text:style-name="T4"> data members. The data members that a derived class adds are </text:span><text:span text:style-name="T12">sliced</text:span><text:span text:style-name="T5"> away when the object is copie</text:span><text:change-end text:change-id="ct1144949616"/><text:change-start text:change-id="ct1144949840"/><text:span text:style-name="T5">d to a base class variable. Another way to look at it is that because the derived-class members are sliced away, what is left is only a </text:span><text:span text:style-name="T13">work</text:span><text:span text:style-name="T5"> object, so you cannot have polymorphism.</text:span><text:change-end text:change-id="ct1144949840"/><text:change text:change-id="ct1144949280"/><text:change text:change-id="ct1144946928"/><text:change text:change-id="ct1144948720"/> The same thing happens with assignment:</text:p>
      <text:p text:style-name="Code_20_First"><text:change text:change-id="ct1144949056"/><text:change-start text:change-id="ct1144947824"/>work<text:change-end text:change-id="ct1144947824"/> <text:change text:change-id="ct1144947152"/><text:change-start text:change-id="ct1144948048"/>w<text:change-end text:change-id="ct1144948048"/>;</text:p>
      <text:p text:style-name="Code"><text:change text:change-id="ct1144947488"/><text:change-start text:change-id="ct1144948944"/>book<text:change-end text:change-id="ct1144948944"/> <text:change text:change-id="ct1144947936"/><text:change-start text:change-id="ct1144946816"/>nuts<text:change-end text:change-id="ct1144946816"/>(<text:change-start text:change-id="ct1144948272"/>"7", <text:change-end text:change-id="ct1144948272"/>"<text:change text:change-id="ct1144947376"/><text:change-start text:change-id="ct1144948160"/>C++ in a Nutshell<text:change-end text:change-id="ct1144948160"/>", <text:change text:change-id="ct1144950400"/><text:change-start text:change-id="ct1144946704"/>"Ray Lischner", <text:change-end text:change-id="ct1144946704"/><text:change-start text:change-id="ct1144947264"/>2003<text:change-end text:change-id="ct1144947264"/>);</text:p>
      <text:p text:style-name="Code_20_Last"><text:change text:change-id="ct1144949504"/><text:change-start text:change-id="ct1144947712"/>w<text:change-end text:change-id="ct1144947712"/> = <text:change text:change-id="ct1144949392"/><text:change-start text:change-id="ct1144948384"/>nuts<text:change-end text:change-id="ct1144948384"/>; // slices away the <text:change text:change-id="ct1241808408"/><text:change-start text:change-id="ct1241806728"/>author<text:change-end text:change-id="ct1241806728"/>_ <text:change-start text:change-id="ct1241807288"/>and pubyear_<text:change-end text:change-id="ct1241807288"/><text:change text:change-id="ct1241806840"/><text:change-start text:change-id="ct1241807400"/>;<text:change-end text:change-id="ct1241807400"/> copies only <text:change-start text:change-id="ct1241805384"/>id_ and title_<text:change-end text:change-id="ct1241805384"/><text:change text:change-id="ct1241808072"/></text:p>
      <text:p text:style-name="Body_20_Text_20_Cont">Slicing is easy to avoid when writing functions (pass all arguments by reference), but harder to cope with for assignment. The techniques you need to manage assignment come much later in this book, so for now, I will focus on writing polymorphic functions<text:hidden-text text:condition="ooow:comment == 1" text:string-value="However in true OO style copy semantics is very dubious. " text:is-hidden="true">However in true OO style copy semantics is very dubious. </text:hidden-text>.</text:p>
      <text:p text:style-name="Heading_20_1">Pure Virtual Functions</text:p>
      <text:p text:style-name="Body_20_Text_20_First"><text:change-start text:change-id="ct1241805272"/>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ext:change-end text:change-id="ct1241805272"/><text:change text:change-id="ct1241807176"/>The author of a base class<text:change-start text:change-id="ct1241806392"/>, such as <text:span text:style-name="Code_20_Inline">work</text:span>,<text:change-end text:change-id="ct1241806392"/> can en<text:change text:change-id="ct1241806056"/><text:change-start text:change-id="ct1241807624"/>sur<text:change-end text:change-id="ct1241807624"/>e th<text:change-start text:change-id="ct1241805160"/>at every derived class properly overrides a virtual function <text:change-end text:change-id="ct1241805160"/><text:change text:change-id="ct1241807064"/>by omitting the body of <text:change text:change-id="ct1241805608"/><text:change-start text:change-id="ct1241805496"/>the<text:change-end text:change-id="ct1241805496"/> function and substituting the tokens <text:span text:style-name="Code_20_Inline">=</text:span> <text:span text:style-name="Code_20_Inline">0</text:span> instead. These tokens mark the function as a <text:span text:style-name="T7">pure virtual function</text:span><text:span text:style-name="T8">, which means the function has no implementation to inherit, and derived classes must override the function.</text:span></text:p>
      <text:p text:style-name="P4"><text:span text:style-name="T1">Modify the </text:span><text:change text:change-id="ct1241807512"/><text:change-start text:change-id="ct1241807736"/><text:span text:style-name="Code_20_Inline">work</text:span><text:change-end text:change-id="ct1241807736"/><text:span text:style-name="T1"> class to make </text:span><text:change text:change-id="ct1241807848"/><text:change-start text:change-id="ct1241806280"/><text:span text:style-name="T2">print</text:span><text:change-end text:change-id="ct1241806280"/><text:change text:change-id="ct1221344256"/><text:span text:style-name="T1"> a pure virtual function.</text:span> <text:span text:style-name="T1">Then delete the </text:span><text:change text:change-id="ct1241808296"/><text:change-start text:change-id="ct1241806616"/><text:span text:style-name="T2">book</text:span><text:change-end text:change-id="ct1241806616"/><text:span text:style-name="T1"> class’s </text:span><text:change text:change-id="ct1241806504"/><text:change-start text:change-id="ct1241808520"/><text:span text:style-name="T2">print</text:span><text:change-end text:change-id="ct1241808520"/><text:span text:style-name="T1"> function</text:span><text:change-start text:change-id="ct1241808184"/><text:span text:style-name="T1">, just to see what happens. </text:span><text:change-end text:change-id="ct1241808184"/><text:span text:style-name="T1">What happens?</text:span></text:p>
      <text:p text:style-name="Body_20_Text_20_First">~LLL</text:p>
      <text:p text:style-name="Body_20_Text_20_First">~LLL</text:p>
      <text:p text:style-name="Body_20_Text">The compiler enforces the rules for pure virtual functions. A class that has at least one pure virtual function is said to be <text:span text:style-name="T7">abstract</text:span>. You cannot de<text:change text:change-id="ct1241808632"/><text:change-start text:change-id="ct1241806952"/>fin<text:change-end text:change-id="ct1241806952"/>e an object of abstract type. <text:span text:style-name="T1">Fix the program.</text:span><text:span text:style-name="T4"> The new </text:span><text:change text:change-id="ct1241804936"/><text:change-start text:change-id="ct1241805048"/><text:span text:style-name="Code_20_Inline">work</text:span><text:change-end text:change-id="ct1241805048"/><text:span text:style-name="T4"> class should look something like Listing </text:span><text:span text:style-name="T4"><text:variable-get text:name="chapter" office:value-type="float" style:data-style-name="N0">36</text:variable-get></text:span><text:span text:style-name="T4">-</text:span><text:span text:style-name="T4"><text:reference-ref text:reference-format="text" text:ref-name="sheep_code">7</text:reference-ref></text:span><text:span text:style-name="T4">.</text:span></text:p>
      <text:p text:style-name="Code_20_Caption"><text:hidden-text text:condition="ooow:" text:string-value=".func" text:is-hidden="true"/>Listing <text:variable-get text:name="chapter" office:value-type="float" style:data-style-name="N0">36</text:variable-get>-<text:reference-mark-start text:name="sheep_code"/><text:sequence text:ref-name="refText6" text:name="Text" text:formula="ooow:Text+1" style:num-format="1">7</text:sequence><text:reference-mark-end text:name="sheep_code"/>. Defining <text:change text:change-id="ct1241805944"/><text:change-start text:change-id="ct1241804824"/><text:span text:style-name="Code_20_Inline">work</text:span><text:change-end text:change-id="ct1241804824"/> as an abstract class.</text:p>
      <text:p text:style-name="Code_20_First">class <text:change text:change-id="ct1241805720"/><text:change-start text:change-id="ct1221805172"/>work<text:change-end text:change-id="ct1221805172"/></text:p>
      <text:p text:style-name="Code">{</text:p>
      <text:p text:style-name="Code"><text:change-start text:change-id="ct1221804612"/>public:</text:p>
      <text:p text:style-name="Code"><text:s text:c="2"/><text:span text:style-name="T10">work</text:span>() : id_(), title_() {}</text:p>
      <text:p text:style-name="Code"><text:s text:c="2"/><text:span text:style-name="T10">work</text:span>(std::string const&amp; id, std::string const&amp; title) : id_(id), title_(title) {}</text:p>
      <text:p text:style-name="Code"><text:s text:c="2"/>virtual ~work() {}</text:p>
      <text:p text:style-name="Code"><text:s text:c="2"/>std::string const&amp; id() const { return id_; }</text:p>
      <text:p text:style-name="Code"><text:s text:c="2"/>std::string const&amp; title() const { return title_; }</text:p>
      <text:p text:style-name="Code_20_Bold"><text:s text:c="2"/>virtual void print(std::ostream&amp; out) const = 0;</text:p>
      <text:p text:style-name="Code">private:</text:p>
      <text:p text:style-name="Code"><text:s text:c="2"/>std::string id_;</text:p>
      <text:p text:style-name="Code"><text:s text:c="2"/>std::string title_;</text:p>
      <text:p text:style-name="Code"><text:change-end text:change-id="ct1221804612"/><text:change text:change-id="ct1221806740"/>};</text:p>
      <text:p text:style-name="Heading_20_1">Virtual Destructors</text:p>
      <text:p text:style-name="Body_20_Text_20_First">Although most classes you are writing at this time do not need destructors, I want to mention an important implementation rule. Any class that has <text:change text:change-id="ct1221806852"/>virtual functions <text:change text:change-id="ct1221806964"/><text:change-start text:change-id="ct1221807076"/>must<text:change-end text:change-id="ct1221807076"/> declare its destructor to be virtual, too<text:hidden-text text:condition="ooow:comment == 1" text:string-value="NO, the rule is much stronger. Any class that declares a virtual function must either have a virtual destructor or a non-public destructor. The first part of the rule is important at this stage with a comment that there are advanced idioms which use non-public dtors which do not then have to be virtual." text:is-hidden="true">NO, the rule is much stronger. Any class that declares a virtual function must either have a virtual destructor or a non-public destructor. The first part of the rule is important at this stage with a comment that there are advanced idioms which use non-public dtors which do not then have to be virtual.</text:hidden-text>. This rule is a programming guideline, not a semantic requirement, so the compiler will not help you by issuing a message when you break it (although some compilers might issue a warning). Instead, you need to enforce this rule yourself through discipline.</text:p>
      <text:p text:style-name="Body_20_Text">I will repeat the rule when you start to write classes that require destructors. If you try any experiments on your own, please be mindful of this rule, or else your programs could be subject to subtle problems or not-so-subtle crashes<text:hidden-text text:condition="ooow:comment == 1" text:string-value="They can crash unexpectedly any time a class has a non-virtual public dtor OR relies on an implicit dtor (which is only virtual if it is in a derived class where the base class dtor is virtual" text:is-hidden="true">They can crash unexpectedly any time a class has a non-virtual public dtor OR relies on an implicit dtor (which is only virtual if it is in a derived class where the base class dtor is virtual</text:hidden-text>.</text:p>
      <text:p text:style-name="Body_20_Text">The next exploration continues the discussion of classes and their relationship in the C++ typ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6 - Virtual Functions</dc:title>
    <dc:subject>Exploring C++</dc:subject>
    <meta:initial-creator>Ray Lischner</meta:initial-creator>
    <meta:creation-date>2006-03-30T10:01:31</meta:creation-date>
    <dc:creator>Ray Lischner</dc:creator>
    <dc:date>2006-09-25T11:14:30</dc:date>
    <dc:language>en-US</dc:language>
    <meta:editing-cycles>69</meta:editing-cycles>
    <meta:editing-duration>P2DT19H48M40S</meta:editing-duration>
    <meta:user-defined meta:name="codex-configfile">apress-cpp-dox.xml</meta:user-defined>
    <meta:user-defined meta:name="codex-chapter-number">36</meta:user-defined>
    <meta:user-defined meta:name="codex-doxygen"/>
    <meta:user-defined meta:name="Info 4"/>
    <meta:document-statistic meta:table-count="0" meta:image-count="0" meta:object-count="0" meta:page-count="12" meta:paragraph-count="427" meta:word-count="2774" meta:character-count="17389"/>
  </office:meta>
</office:document-meta>
</file>